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ipcam1" table:style-name="ta1">
        <table:shapes>
          <draw:frame draw:z-index="0" draw:style-name="gr1" draw:text-style-name="P1" svg:width="453.46pt" svg:height="255.26pt" svg:x="348.89pt" svg:y="35.38pt">
            <draw:object draw:notify-on-update-of-ranges="ipcam1.C4:ipcam1.C9 ipcam1.B4:ipcam1.B9 ipcam1.D4:ipcam1.D9 ipcam1.B4:ipcam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461.25pt" svg:y="353.11pt">
            <draw:object draw:notify-on-update-of-ranges="ipcam1.C29:ipcam1.C58 ipcam1.B29:ipcam1.B5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46pt" svg:height="255.23pt" svg:x="939.71pt" svg:y="355.38pt">
            <draw:object draw:notify-on-update-of-ranges="ipcam1.E29:ipcam1.E58 ipcam1.B29:ipcam1.B5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measured by width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0.09" calcext:value-type="float">
            <text:p>0.0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.14</text:p>
          </table:table-cell>
          <table:table-cell office:value-type="float" office:value="2.6" calcext:value-type="float">
            <text:p>2.6</text:p>
          </table:table-cell>
          <table:table-cell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0.18" calcext:value-type="float">
            <text:p>0.18</text:p>
          </table:table-cell>
          <table:table-cell office:value-type="float" office:value="3.4" calcext:value-type="float">
            <text:p>3.4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24" calcext:value-type="float">
            <text:p>0.24</text:p>
          </table:table-cell>
          <table:table-cell office:value-type="float" office:value="4.3" calcext:value-type="float">
            <text:p>4.3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0.29" calcext:value-type="float">
            <text:p>0.2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36" calcext:value-type="float">
            <text:p>0.36</text:p>
          </table:table-cell>
          <table:table-cell office:value-type="float" office:value="5.5" calcext:value-type="float">
            <text:p>5.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formula="of:=SLOPE([.$B4:.$B9];[.C4:.C9])" office:value-type="float" office:value="9.34986595174263" calcext:value-type="float">
            <text:p>9.34986595174263</text:p>
          </table:table-cell>
          <table:table-cell table:formula="of:=SLOPE([.$B4:.$B9];[.D4:.D9])" office:value-type="float" office:value="0.679405520169851" calcext:value-type="float">
            <text:p>0.6794055201698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formula="of:=INTERCEPT([.$B4:.$B9];[.C4:.C9])" office:value-type="float" office:value="0.724195710455764" calcext:value-type="float">
            <text:p>0.724195710455764</text:p>
          </table:table-cell>
          <table:table-cell table:formula="of:=INTERCEPT([.$B4:.$B9];[.D4:.D9])" office:value-type="float" office:value="0.168259023354564" calcext:value-type="float">
            <text:p>0.168259023354564</text:p>
          </table:table-cell>
          <table:table-cell/>
        </table:table-row>
        <table:table-row table:style-name="ro1" table:number-rows-repeated="13">
          <table:table-cell table:number-columns-repeated="5"/>
        </table:table-row>
        <table:table-row table:style-name="ro1">
          <table:table-cell/>
          <table:table-cell office:value-type="string" calcext:value-type="string">
            <text:p>nowy pomia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adane</text:p>
          </table:table-cell>
          <table:table-cell office:value-type="string" calcext:value-type="string">
            <text:p>sterro</text:p>
          </table:table-cell>
          <table:table-cell office:value-type="string" calcext:value-type="string">
            <text:p>szer</text:p>
          </table:table-cell>
          <table:table-cell office:value-type="string" calcext:value-type="string">
            <text:p>1/szer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.3126" calcext:value-type="float">
            <text:p>2.3126</text:p>
          </table:table-cell>
          <table:table-cell office:value-type="float" office:value="110" calcext:value-type="float">
            <text:p>110</text:p>
          </table:table-cell>
          <table:table-cell table:formula="of:=1/[.D29]" office:value-type="float" office:value="0.00909090909090909" calcext:value-type="float">
            <text:p>0.00909090909090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.1" calcext:value-type="float">
            <text:p>2.1</text:p>
          </table:table-cell>
          <table:table-cell office:value-type="float" office:value="127" calcext:value-type="float">
            <text:p>127</text:p>
          </table:table-cell>
          <table:table-cell table:formula="of:=1/[.D30]" office:value-type="float" office:value="0.0078740157480315" calcext:value-type="float">
            <text:p>0.00787401574803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.2405" calcext:value-type="float">
            <text:p>1.2405</text:p>
          </table:table-cell>
          <table:table-cell office:value-type="float" office:value="150" calcext:value-type="float">
            <text:p>150</text:p>
          </table:table-cell>
          <table:table-cell table:formula="of:=1/[.D31]" office:value-type="float" office:value="0.00666666666666667" calcext:value-type="float">
            <text:p>0.00666666666666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9444" calcext:value-type="float">
            <text:p>0.9444</text:p>
          </table:table-cell>
          <table:table-cell office:value-type="float" office:value="179" calcext:value-type="float">
            <text:p>179</text:p>
          </table:table-cell>
          <table:table-cell table:formula="of:=1/[.D32]" office:value-type="float" office:value="0.00558659217877095" calcext:value-type="float">
            <text:p>0.00558659217877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4444" calcext:value-type="float">
            <text:p>0.4444</text:p>
          </table:table-cell>
          <table:table-cell office:value-type="float" office:value="289" calcext:value-type="float">
            <text:p>289</text:p>
          </table:table-cell>
          <table:table-cell table:formula="of:=1/[.D33]" office:value-type="float" office:value="0.00346020761245675" calcext:value-type="float">
            <text:p>0.00346020761245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3166" calcext:value-type="float">
            <text:p>0.3166</text:p>
          </table:table-cell>
          <table:table-cell office:value-type="float" office:value="520" calcext:value-type="float">
            <text:p>520</text:p>
          </table:table-cell>
          <table:table-cell table:formula="of:=1/[.D34]" office:value-type="float" office:value="0.00192307692307692" calcext:value-type="float">
            <text:p>0.00192307692307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3211" calcext:value-type="float">
            <text:p>0.3211</text:p>
          </table:table-cell>
          <table:table-cell office:value-type="float" office:value="477" calcext:value-type="float">
            <text:p>477</text:p>
          </table:table-cell>
          <table:table-cell table:formula="of:=1/[.D35]" office:value-type="float" office:value="0.00209643605870021" calcext:value-type="float">
            <text:p>0.002096436058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5914" calcext:value-type="float">
            <text:p>0.5914</text:p>
          </table:table-cell>
          <table:table-cell office:value-type="float" office:value="257" calcext:value-type="float">
            <text:p>257</text:p>
          </table:table-cell>
          <table:table-cell table:formula="of:=1/[.D36]" office:value-type="float" office:value="0.00389105058365759" calcext:value-type="float">
            <text:p>0.00389105058365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.1049" calcext:value-type="float">
            <text:p>1.1049</text:p>
          </table:table-cell>
          <table:table-cell office:value-type="float" office:value="196" calcext:value-type="float">
            <text:p>196</text:p>
          </table:table-cell>
          <table:table-cell table:formula="of:=1/[.D37]" office:value-type="float" office:value="0.00510204081632653" calcext:value-type="float">
            <text:p>0.00510204081632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.2828" calcext:value-type="float">
            <text:p>1.2828</text:p>
          </table:table-cell>
          <table:table-cell office:value-type="float" office:value="155" calcext:value-type="float">
            <text:p>155</text:p>
          </table:table-cell>
          <table:table-cell table:formula="of:=1/[.D38]" office:value-type="float" office:value="0.00645161290322581" calcext:value-type="float">
            <text:p>0.006451612903226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.7721" calcext:value-type="float">
            <text:p>1.7721</text:p>
          </table:table-cell>
          <table:table-cell office:value-type="float" office:value="112" calcext:value-type="float">
            <text:p>112</text:p>
          </table:table-cell>
          <table:table-cell table:formula="of:=1/[.D39]" office:value-type="float" office:value="0.00892857142857143" calcext:value-type="float">
            <text:p>0.00892857142857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.0518" calcext:value-type="float">
            <text:p>2.0518</text:p>
          </table:table-cell>
          <table:table-cell office:value-type="float" office:value="102" calcext:value-type="float">
            <text:p>102</text:p>
          </table:table-cell>
          <table:table-cell table:formula="of:=1/[.D40]" office:value-type="float" office:value="0.00980392156862745" calcext:value-type="float">
            <text:p>0.00980392156862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.0066" calcext:value-type="float">
            <text:p>2.0066</text:p>
          </table:table-cell>
          <table:table-cell office:value-type="float" office:value="101" calcext:value-type="float">
            <text:p>101</text:p>
          </table:table-cell>
          <table:table-cell table:formula="of:=1/[.D41]" office:value-type="float" office:value="0.0099009900990099" calcext:value-type="float">
            <text:p>0.0099009900990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.8626" calcext:value-type="float">
            <text:p>1.8626</text:p>
          </table:table-cell>
          <table:table-cell office:value-type="float" office:value="123" calcext:value-type="float">
            <text:p>123</text:p>
          </table:table-cell>
          <table:table-cell table:formula="of:=1/[.D42]" office:value-type="float" office:value="0.00813008130081301" calcext:value-type="float">
            <text:p>0.00813008130081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.2157" calcext:value-type="float">
            <text:p>1.2157</text:p>
          </table:table-cell>
          <table:table-cell office:value-type="float" office:value="142" calcext:value-type="float">
            <text:p>142</text:p>
          </table:table-cell>
          <table:table-cell table:formula="of:=1/[.D43]" office:value-type="float" office:value="0.00704225352112676" calcext:value-type="float">
            <text:p>0.00704225352112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.1764" calcext:value-type="float">
            <text:p>1.1764</text:p>
          </table:table-cell>
          <table:table-cell office:value-type="float" office:value="198" calcext:value-type="float">
            <text:p>198</text:p>
          </table:table-cell>
          <table:table-cell table:formula="of:=1/[.D44]" office:value-type="float" office:value="0.00505050505050505" calcext:value-type="float">
            <text:p>0.00505050505050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5992" calcext:value-type="float">
            <text:p>0.5992</text:p>
          </table:table-cell>
          <table:table-cell office:value-type="float" office:value="282" calcext:value-type="float">
            <text:p>282</text:p>
          </table:table-cell>
          <table:table-cell table:formula="of:=1/[.D45]" office:value-type="float" office:value="0.00354609929078014" calcext:value-type="float">
            <text:p>0.0035460992907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331" calcext:value-type="float">
            <text:p>0.331</text:p>
          </table:table-cell>
          <table:table-cell office:value-type="float" office:value="450" calcext:value-type="float">
            <text:p>450</text:p>
          </table:table-cell>
          <table:table-cell table:formula="of:=1/[.D46]" office:value-type="float" office:value="0.00222222222222222" calcext:value-type="float">
            <text:p>0.00222222222222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3211" calcext:value-type="float">
            <text:p>0.3211</text:p>
          </table:table-cell>
          <table:table-cell office:value-type="float" office:value="411" calcext:value-type="float">
            <text:p>411</text:p>
          </table:table-cell>
          <table:table-cell table:formula="of:=1/[.D47]" office:value-type="float" office:value="0.0024330900243309" calcext:value-type="float">
            <text:p>0.00243309002433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6217" calcext:value-type="float">
            <text:p>0.6217</text:p>
          </table:table-cell>
          <table:table-cell office:value-type="float" office:value="248" calcext:value-type="float">
            <text:p>248</text:p>
          </table:table-cell>
          <table:table-cell table:formula="of:=1/[.D48]" office:value-type="float" office:value="0.00403225806451613" calcext:value-type="float">
            <text:p>0.00403225806451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6954" calcext:value-type="float">
            <text:p>0.6954</text:p>
          </table:table-cell>
          <table:table-cell office:value-type="float" office:value="200" calcext:value-type="float">
            <text:p>200</text:p>
          </table:table-cell>
          <table:table-cell table:formula="of:=1/[.D49]" office:value-type="float" office:value="0.005" calcext:value-type="float">
            <text:p>0.00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.8628" calcext:value-type="float">
            <text:p>1.8628</text:p>
          </table:table-cell>
          <table:table-cell office:value-type="float" office:value="147" calcext:value-type="float">
            <text:p>147</text:p>
          </table:table-cell>
          <table:table-cell table:formula="of:=1/[.D50]" office:value-type="float" office:value="0.00680272108843537" calcext:value-type="float">
            <text:p>0.00680272108843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.3126" calcext:value-type="float">
            <text:p>2.3126</text:p>
          </table:table-cell>
          <table:table-cell office:value-type="float" office:value="116" calcext:value-type="float">
            <text:p>116</text:p>
          </table:table-cell>
          <table:table-cell table:formula="of:=1/[.D51]" office:value-type="float" office:value="0.00862068965517241" calcext:value-type="float">
            <text:p>0.008620689655172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.3166" calcext:value-type="float">
            <text:p>2.3166</text:p>
          </table:table-cell>
          <table:table-cell office:value-type="float" office:value="101" calcext:value-type="float">
            <text:p>101</text:p>
          </table:table-cell>
          <table:table-cell table:formula="of:=1/[.D52]" office:value-type="float" office:value="0.0099009900990099" calcext:value-type="float">
            <text:p>0.0099009900990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.9028" calcext:value-type="float">
            <text:p>2.9028</text:p>
          </table:table-cell>
          <table:table-cell office:value-type="float" office:value="110" calcext:value-type="float">
            <text:p>110</text:p>
          </table:table-cell>
          <table:table-cell table:formula="of:=1/[.D53]" office:value-type="float" office:value="0.00909090909090909" calcext:value-type="float">
            <text:p>0.00909090909090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.0522" calcext:value-type="float">
            <text:p>2.0522</text:p>
          </table:table-cell>
          <table:table-cell office:value-type="float" office:value="132" calcext:value-type="float">
            <text:p>132</text:p>
          </table:table-cell>
          <table:table-cell table:formula="of:=1/[.D54]" office:value-type="float" office:value="0.00757575757575758" calcext:value-type="float">
            <text:p>0.00757575757575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.6006" calcext:value-type="float">
            <text:p>1.6006</text:p>
          </table:table-cell>
          <table:table-cell office:value-type="float" office:value="143" calcext:value-type="float">
            <text:p>143</text:p>
          </table:table-cell>
          <table:table-cell table:formula="of:=1/[.D55]" office:value-type="float" office:value="0.00699300699300699" calcext:value-type="float">
            <text:p>0.00699300699300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.4357" calcext:value-type="float">
            <text:p>1.4357</text:p>
          </table:table-cell>
          <table:table-cell office:value-type="float" office:value="199" calcext:value-type="float">
            <text:p>199</text:p>
          </table:table-cell>
          <table:table-cell table:formula="of:=1/[.D56]" office:value-type="float" office:value="0.0050251256281407" calcext:value-type="float">
            <text:p>0.00502512562814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6927" calcext:value-type="float">
            <text:p>0.6927</text:p>
          </table:table-cell>
          <table:table-cell office:value-type="float" office:value="256" calcext:value-type="float">
            <text:p>256</text:p>
          </table:table-cell>
          <table:table-cell table:formula="of:=1/[.D57]" office:value-type="float" office:value="0.00390625" calcext:value-type="float">
            <text:p>0.003906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3329" calcext:value-type="float">
            <text:p>0.3329</text:p>
          </table:table-cell>
          <table:table-cell office:value-type="float" office:value="410" calcext:value-type="float">
            <text:p>410</text:p>
          </table:table-cell>
          <table:table-cell table:formula="of:=1/[.D58]" office:value-type="float" office:value="0.0024390243902439" calcext:value-type="float">
            <text:p>0.00243902439024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irst ord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formula="of:=SLOPE([.$B29:.$B58];[.C29:.C58])" office:value-type="float" office:value="10.9119480056585" calcext:value-type="float">
            <text:p>10.9119480056585</text:p>
          </table:table-cell>
          <table:table-cell/>
          <table:table-cell table:formula="of:=SLOPE([.$B29:.$B58];[.E29:.E58])" office:value-type="float" office:value="3333.4004557751" calcext:value-type="float">
            <text:p>3333.4004557751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formula="of:=INTERCEPT([.$B29:.$B58];[.C29:.C58])" office:value-type="float" office:value="3.37950280275768" calcext:value-type="float">
            <text:p>3.37950280275768</text:p>
          </table:table-cell>
          <table:table-cell/>
          <table:table-cell table:formula="of:=INTERCEPT([.$B29:.$B58];[.E29:.E58])" office:value-type="float" office:value="-2.34340798146414" calcext:value-type="float">
            <text:p>-2.3434079814641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tereo 2order</text:p>
          </table:table-cell>
          <table:table-cell table:number-matrix-columns-spanned="3" table:number-matrix-rows-spanned="1" table:formula="of:=LINEST([.B29:.B58]; [.C29:.C58]^{1;2})" office:value-type="float" office:value="-2.28648621827457" calcext:value-type="float">
            <text:p>-2.28648621827457</text:p>
          </table:table-cell>
          <table:table-cell office:value-type="float" office:value="17.2349748723023" calcext:value-type="float">
            <text:p>17.2349748723023</text:p>
          </table:table-cell>
          <table:table-cell office:value-type="float" office:value="0.303111288567056" calcext:value-type="float">
            <text:p>0.303111288567056</text:p>
          </table:table-cell>
        </table:table-row>
      </table:table>
      <table:table table:name="ipcam2" table:style-name="ta1">
        <table:shapes>
          <draw:frame draw:z-index="0" draw:style-name="gr1" draw:text-style-name="P1" svg:width="453.46pt" svg:height="255.23pt" svg:x="359.77pt" svg:y="283.1pt">
            <draw:object draw:notify-on-update-of-ranges="ipcam2.C19:ipcam2.C48 ipcam2.B19:ipcam2.B4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453.46pt" svg:height="255.26pt" svg:x="865.56pt" svg:y="195pt">
            <draw:object draw:notify-on-update-of-ranges="ipcam2.E19:ipcam2.E48 ipcam2.B19:ipcam2.B4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453.51pt" svg:height="255.09pt" svg:x="851.19pt" svg:y="16.38pt">
            <draw:object draw:notify-on-update-of-ranges="ipcam2.B4:ipcam2.B9 ipcam2.O4:ipcam2.O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alib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reo</text:p>
          </table:table-cell>
          <table:table-cell office:value-type="float" office:value="30" calcext:value-type="float">
            <text:p>30</text:p>
          </table:table-cell>
          <table:table-cell office:value-type="float" office:value="2.8373" calcext:value-type="float">
            <text:p>2.8373</text:p>
          </table:table-cell>
          <table:table-cell office:value-type="float" office:value="2.7564" calcext:value-type="float">
            <text:p>2.7564</text:p>
          </table:table-cell>
          <table:table-cell office:value-type="float" office:value="2.7963" calcext:value-type="float">
            <text:p>2.7963</text:p>
          </table:table-cell>
          <table:table-cell office:value-type="float" office:value="3.1102" calcext:value-type="float">
            <text:p>3.1102</text:p>
          </table:table-cell>
          <table:table-cell office:value-type="float" office:value="3.4455" calcext:value-type="float">
            <text:p>3.4455</text:p>
          </table:table-cell>
          <table:table-cell/>
          <table:table-cell table:formula="of:=[.C4]*[.C4]*[.$G$50]+[.C4]*[.$H$50]+[.$I$50]" office:value-type="float" office:value="29.1465860188356" calcext:value-type="float">
            <text:p>29.1465860188356</text:p>
          </table:table-cell>
          <table:table-cell table:formula="of:=[.D4]*[.D4]*[.$G$50]+[.D4]*[.$H$50]+[.$I$50]" office:value-type="float" office:value="28.7917517820802" calcext:value-type="float">
            <text:p>28.7917517820802</text:p>
          </table:table-cell>
          <table:table-cell table:formula="of:=[.E4]*[.E4]*[.$G$50]+[.E4]*[.$H$50]+[.$I$50]" office:value-type="float" office:value="28.9706849224689" calcext:value-type="float">
            <text:p>28.9706849224689</text:p>
          </table:table-cell>
          <table:table-cell table:formula="of:=[.F4]*[.F4]*[.$G$50]+[.F4]*[.$H$50]+[.$I$50]" office:value-type="float" office:value="30.1116932865145" calcext:value-type="float">
            <text:p>30.1116932865145</text:p>
          </table:table-cell>
          <table:table-cell table:formula="of:=[.G4]*[.G4]*[.$G$50]+[.G4]*[.$H$50]+[.$I$50]" office:value-type="float" office:value="30.8077713230884" calcext:value-type="float">
            <text:p>30.8077713230884</text:p>
          </table:table-cell>
          <table:table-cell/>
          <table:table-cell table:formula="of:=VAR([.I4:.M4])" office:value-type="float" office:value="0.742386289060845" calcext:value-type="float">
            <text:p>0.74238628906084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.2178" calcext:value-type="float">
            <text:p>2.2178</text:p>
          </table:table-cell>
          <table:table-cell office:value-type="float" office:value="2.297" calcext:value-type="float">
            <text:p>2.297</text:p>
          </table:table-cell>
          <table:table-cell office:value-type="float" office:value="2.1926" calcext:value-type="float">
            <text:p>2.1926</text:p>
          </table:table-cell>
          <table:table-cell office:value-type="float" office:value="2.2436" calcext:value-type="float">
            <text:p>2.2436</text:p>
          </table:table-cell>
          <table:table-cell office:value-type="float" office:value="2.1203" calcext:value-type="float">
            <text:p>2.1203</text:p>
          </table:table-cell>
          <table:table-cell/>
          <table:table-cell table:formula="of:=[.C5]*[.C5]*[.$G$50]+[.C5]*[.$H$50]+[.$I$50]" office:value-type="float" office:value="25.6281657357747" calcext:value-type="float">
            <text:p>25.6281657357747</text:p>
          </table:table-cell>
          <table:table-cell table:formula="of:=[.D5]*[.D5]*[.$G$50]+[.D5]*[.$H$50]+[.$I$50]" office:value-type="float" office:value="26.1807362982015" calcext:value-type="float">
            <text:p>26.1807362982015</text:p>
          </table:table-cell>
          <table:table-cell table:formula="of:=[.E5]*[.E5]*[.$G$50]+[.E5]*[.$H$50]+[.$I$50]" office:value-type="float" office:value="25.4460301658185" calcext:value-type="float">
            <text:p>25.4460301658185</text:p>
          </table:table-cell>
          <table:table-cell table:formula="of:=[.F5]*[.F5]*[.$G$50]+[.F5]*[.$H$50]+[.$I$50]" office:value-type="float" office:value="25.8114781705696" calcext:value-type="float">
            <text:p>25.8114781705696</text:p>
          </table:table-cell>
          <table:table-cell table:formula="of:=[.G5]*[.G5]*[.$G$50]+[.G5]*[.$H$50]+[.$I$50]" office:value-type="float" office:value="24.9065468258931" calcext:value-type="float">
            <text:p>24.9065468258931</text:p>
          </table:table-cell>
          <table:table-cell/>
          <table:table-cell table:formula="of:=VAR([.I5:.M5])" office:value-type="float" office:value="0.221802181304489" calcext:value-type="float">
            <text:p>0.22180218130448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.6079" calcext:value-type="float">
            <text:p>1.6079</text:p>
          </table:table-cell>
          <table:table-cell office:value-type="float" office:value="1.4507" calcext:value-type="float">
            <text:p>1.4507</text:p>
          </table:table-cell>
          <table:table-cell office:value-type="float" office:value="1.5815" calcext:value-type="float">
            <text:p>1.5815</text:p>
          </table:table-cell>
          <table:table-cell office:value-type="float" office:value="1.5193" calcext:value-type="float">
            <text:p>1.5193</text:p>
          </table:table-cell>
          <table:table-cell office:value-type="float" office:value="1.6214" calcext:value-type="float">
            <text:p>1.6214</text:p>
          </table:table-cell>
          <table:table-cell/>
          <table:table-cell table:formula="of:=[.C6]*[.C6]*[.$G$50]+[.C6]*[.$H$50]+[.$I$50]" office:value-type="float" office:value="20.3637093875735" calcext:value-type="float">
            <text:p>20.3637093875735</text:p>
          </table:table-cell>
          <table:table-cell table:formula="of:=[.D6]*[.D6]*[.$G$50]+[.D6]*[.$H$50]+[.$I$50]" office:value-type="float" office:value="18.717236369593" calcext:value-type="float">
            <text:p>18.717236369593</text:p>
          </table:table-cell>
          <table:table-cell table:formula="of:=[.E6]*[.E6]*[.$G$50]+[.E6]*[.$H$50]+[.$I$50]" office:value-type="float" office:value="20.0954946182898" calcext:value-type="float">
            <text:p>20.0954946182898</text:p>
          </table:table-cell>
          <table:table-cell table:formula="of:=[.F6]*[.F6]*[.$G$50]+[.F6]*[.$H$50]+[.$I$50]" office:value-type="float" office:value="19.450330718588" calcext:value-type="float">
            <text:p>19.450330718588</text:p>
          </table:table-cell>
          <table:table-cell table:formula="of:=[.G6]*[.G6]*[.$G$50]+[.G6]*[.$H$50]+[.$I$50]" office:value-type="float" office:value="20.4995711801348" calcext:value-type="float">
            <text:p>20.4995711801348</text:p>
          </table:table-cell>
          <table:table-cell/>
          <table:table-cell table:formula="of:=VAR([.I6:.M6])" office:value-type="float" office:value="0.546484597699586" calcext:value-type="float">
            <text:p>0.54648459769958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.084" calcext:value-type="float">
            <text:p>1.084</text:p>
          </table:table-cell>
          <table:table-cell office:value-type="float" office:value="1.1694" calcext:value-type="float">
            <text:p>1.1694</text:p>
          </table:table-cell>
          <table:table-cell office:value-type="float" office:value="1.0719" calcext:value-type="float">
            <text:p>1.0719</text:p>
          </table:table-cell>
          <table:table-cell office:value-type="float" office:value="1.1153" calcext:value-type="float">
            <text:p>1.1153</text:p>
          </table:table-cell>
          <table:table-cell office:value-type="float" office:value="1.1417" calcext:value-type="float">
            <text:p>1.1417</text:p>
          </table:table-cell>
          <table:table-cell/>
          <table:table-cell table:formula="of:=[.C7]*[.C7]*[.$G$50]+[.C7]*[.$H$50]+[.$I$50]" office:value-type="float" office:value="14.4151800998918" calcext:value-type="float">
            <text:p>14.4151800998918</text:p>
          </table:table-cell>
          <table:table-cell table:formula="of:=[.D7]*[.D7]*[.$G$50]+[.D7]*[.$H$50]+[.$I$50]" office:value-type="float" office:value="15.4747647126244" calcext:value-type="float">
            <text:p>15.4747647126244</text:p>
          </table:table-cell>
          <table:table-cell table:formula="of:=[.E7]*[.E7]*[.$G$50]+[.E7]*[.$H$50]+[.$I$50]" office:value-type="float" office:value="14.262218608217" calcext:value-type="float">
            <text:p>14.262218608217</text:p>
          </table:table-cell>
          <table:table-cell table:formula="of:=[.F7]*[.F7]*[.$G$50]+[.F7]*[.$H$50]+[.$I$50]" office:value-type="float" office:value="14.8075953050631" calcext:value-type="float">
            <text:p>14.8075953050631</text:p>
          </table:table-cell>
          <table:table-cell table:formula="of:=[.G7]*[.G7]*[.$G$50]+[.G7]*[.$H$50]+[.$I$50]" office:value-type="float" office:value="15.1349201694712" calcext:value-type="float">
            <text:p>15.1349201694712</text:p>
          </table:table-cell>
          <table:table-cell/>
          <table:table-cell table:formula="of:=VAR([.I7:.M7])" office:value-type="float" office:value="0.250759747051523" calcext:value-type="float">
            <text:p>0.25075974705152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7718" calcext:value-type="float">
            <text:p>0.7718</text:p>
          </table:table-cell>
          <table:table-cell office:value-type="float" office:value="0.7812" calcext:value-type="float">
            <text:p>0.7812</text:p>
          </table:table-cell>
          <table:table-cell office:value-type="float" office:value="0.745" calcext:value-type="float">
            <text:p>0.745</text:p>
          </table:table-cell>
          <table:table-cell office:value-type="float" office:value="0.7749" calcext:value-type="float">
            <text:p>0.7749</text:p>
          </table:table-cell>
          <table:table-cell office:value-type="float" office:value="0.7875" calcext:value-type="float">
            <text:p>0.7875</text:p>
          </table:table-cell>
          <table:table-cell/>
          <table:table-cell table:formula="of:=[.C8]*[.C8]*[.$G$50]+[.C8]*[.$H$50]+[.$I$50]" office:value-type="float" office:value="10.2435353731441" calcext:value-type="float">
            <text:p>10.2435353731441</text:p>
          </table:table-cell>
          <table:table-cell table:formula="of:=[.D8]*[.D8]*[.$G$50]+[.D8]*[.$H$50]+[.$I$50]" office:value-type="float" office:value="10.3759740366083" calcext:value-type="float">
            <text:p>10.3759740366083</text:p>
          </table:table-cell>
          <table:table-cell table:formula="of:=[.E8]*[.E8]*[.$G$50]+[.E8]*[.$H$50]+[.$I$50]" office:value-type="float" office:value="9.86361459634448" calcext:value-type="float">
            <text:p>9.86361459634448</text:p>
          </table:table-cell>
          <table:table-cell table:formula="of:=[.F8]*[.F8]*[.$G$50]+[.F8]*[.$H$50]+[.$I$50]" office:value-type="float" office:value="10.2872588520141" calcext:value-type="float">
            <text:p>10.2872588520141</text:p>
          </table:table-cell>
          <table:table-cell table:formula="of:=[.G8]*[.G8]*[.$G$50]+[.G8]*[.$H$50]+[.$I$50]" office:value-type="float" office:value="10.4644986020384" calcext:value-type="float">
            <text:p>10.4644986020384</text:p>
          </table:table-cell>
          <table:table-cell/>
          <table:table-cell table:formula="of:=VAR([.I8:.M8])" office:value-type="float" office:value="0.0531392719345506" calcext:value-type="float">
            <text:p>0.05313927193455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4249" calcext:value-type="float">
            <text:p>0.4249</text:p>
          </table:table-cell>
          <table:table-cell office:value-type="float" office:value="0.4346" calcext:value-type="float">
            <text:p>0.4346</text:p>
          </table:table-cell>
          <table:table-cell office:value-type="float" office:value="0.4045" calcext:value-type="float">
            <text:p>0.4045</text:p>
          </table:table-cell>
          <table:table-cell office:value-type="float" office:value="0.4245" calcext:value-type="float">
            <text:p>0.4245</text:p>
          </table:table-cell>
          <table:table-cell office:value-type="float" office:value="0.4011" calcext:value-type="float">
            <text:p>0.4011</text:p>
          </table:table-cell>
          <table:table-cell/>
          <table:table-cell table:formula="of:=[.C9]*[.C9]*[.$G$50]+[.C9]*[.$H$50]+[.$I$50]" office:value-type="float" office:value="5.0591771319477" calcext:value-type="float">
            <text:p>5.0591771319477</text:p>
          </table:table-cell>
          <table:table-cell table:formula="of:=[.D9]*[.D9]*[.$G$50]+[.D9]*[.$H$50]+[.$I$50]" office:value-type="float" office:value="5.21199632275584" calcext:value-type="float">
            <text:p>5.21199632275584</text:p>
          </table:table-cell>
          <table:table-cell table:formula="of:=[.E9]*[.E9]*[.$G$50]+[.E9]*[.$H$50]+[.$I$50]" office:value-type="float" office:value="4.73630966961433" calcext:value-type="float">
            <text:p>4.73630966961433</text:p>
          </table:table-cell>
          <table:table-cell table:formula="of:=[.F9]*[.F9]*[.$G$50]+[.F9]*[.$H$50]+[.$I$50]" office:value-type="float" office:value="5.05286560819227" calcext:value-type="float">
            <text:p>5.05286560819227</text:p>
          </table:table-cell>
          <table:table-cell table:formula="of:=[.G9]*[.G9]*[.$G$50]+[.G9]*[.$H$50]+[.$I$50]" office:value-type="float" office:value="4.68230410864882" calcext:value-type="float">
            <text:p>4.68230410864882</text:p>
          </table:table-cell>
          <table:table-cell/>
          <table:table-cell table:formula="of:=VAR([.I9:.M9])" office:value-type="float" office:value="0.0521142260061772" calcext:value-type="float">
            <text:p>0.05211422600617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rop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formula="of:=SLOPE([.O4:.O9];[.B4:.B9])" office:value-type="float" office:value="0.0243032793944641" calcext:value-type="float">
            <text:p>0.024303279394464</text:p>
          </table:table-cell>
          <table:table-cell table:formula="of:=INTERCEPT([.O4:.O9];[.B4:.B9])" office:value-type="float" office:value="-0.114193003893593" calcext:value-type="float">
            <text:p>-0.11419300389359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table:number-columns-repeated="6"/>
          <table:table-cell table:formula="of:=[.N11]" office:value-type="float" office:value="0.0243032793944641" calcext:value-type="float">
            <text:p>0.024303279394464</text:p>
          </table:table-cell>
          <table:table-cell table:formula="of:=[.O11]" office:value-type="float" office:value="-0.114193003893593" calcext:value-type="float">
            <text:p>-0.11419300389359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51" calcext:value-type="float">
            <text:p>151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143" calcext:value-type="float">
            <text:p>143</text:p>
          </table:table-cell>
          <table:table-cell table:number-columns-repeated="7"/>
          <table:table-cell table:formula="of:=MIN([.O4:.O9])" office:value-type="float" office:value="0.0521142260061772" calcext:value-type="float">
            <text:p>0.05211422600617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95" calcext:value-type="float">
            <text:p>195</text:p>
          </table:table-cell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office:value-type="float" office:value="197" calcext:value-type="float">
            <text:p>197</text:p>
          </table:table-cell>
          <table:table-cell office:value-type="float" office:value="201" calcext:value-type="float">
            <text:p>2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252" calcext:value-type="float">
            <text:p>252</text:p>
          </table:table-cell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26" calcext:value-type="float">
            <text:p>426</text:p>
          </table:table-cell>
          <table:table-cell office:value-type="float" office:value="414" calcext:value-type="float">
            <text:p>414</text:p>
          </table:table-cell>
          <table:table-cell office:value-type="float" office:value="430" calcext:value-type="float">
            <text:p>430</text:p>
          </table:table-cell>
          <table:table-cell office:value-type="float" office:value="418" calcext:value-type="float">
            <text:p>418</text:p>
          </table:table-cell>
          <table:table-cell office:value-type="float" office:value="405" calcext:value-type="float">
            <text:p>405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formula="of:=[.B4]" office:value-type="float" office:value="30" calcext:value-type="float">
            <text:p>30</text:p>
          </table:table-cell>
          <table:table-cell table:formula="of:=[.C4]" office:value-type="float" office:value="2.8373" calcext:value-type="float">
            <text:p>2.8373</text:p>
          </table:table-cell>
          <table:table-cell table:formula="of:=[.C11]" office:value-type="float" office:value="90" calcext:value-type="float">
            <text:p>90</text:p>
          </table:table-cell>
          <table:table-cell table:formula="of:=1/[.D19]" office:value-type="float" office:value="0.0111111111111111" calcext:value-type="float">
            <text:p>0.011111111111111</text:p>
          </table:table-cell>
          <table:table-cell table:number-columns-repeated="10"/>
        </table:table-row>
        <table:table-row table:style-name="ro1">
          <table:table-cell/>
          <table:table-cell table:formula="of:=[.B5]" office:value-type="float" office:value="25" calcext:value-type="float">
            <text:p>25</text:p>
          </table:table-cell>
          <table:table-cell table:formula="of:=[.C5]" office:value-type="float" office:value="2.2178" calcext:value-type="float">
            <text:p>2.2178</text:p>
          </table:table-cell>
          <table:table-cell table:formula="of:=[.C12]" office:value-type="float" office:value="143" calcext:value-type="float">
            <text:p>143</text:p>
          </table:table-cell>
          <table:table-cell table:formula="of:=1/[.D20]" office:value-type="float" office:value="0.00699300699300699" calcext:value-type="float">
            <text:p>0.006993006993007</text:p>
          </table:table-cell>
          <table:table-cell table:number-columns-repeated="10"/>
        </table:table-row>
        <table:table-row table:style-name="ro1">
          <table:table-cell/>
          <table:table-cell table:formula="of:=[.B6]" office:value-type="float" office:value="20" calcext:value-type="float">
            <text:p>20</text:p>
          </table:table-cell>
          <table:table-cell table:formula="of:=[.C6]" office:value-type="float" office:value="1.6079" calcext:value-type="float">
            <text:p>1.6079</text:p>
          </table:table-cell>
          <table:table-cell table:formula="of:=[.C13]" office:value-type="float" office:value="151" calcext:value-type="float">
            <text:p>151</text:p>
          </table:table-cell>
          <table:table-cell table:formula="of:=1/[.D21]" office:value-type="float" office:value="0.00662251655629139" calcext:value-type="float">
            <text:p>0.006622516556291</text:p>
          </table:table-cell>
          <table:table-cell table:number-columns-repeated="10"/>
        </table:table-row>
        <table:table-row table:style-name="ro1">
          <table:table-cell/>
          <table:table-cell table:formula="of:=[.B7]" office:value-type="float" office:value="15" calcext:value-type="float">
            <text:p>15</text:p>
          </table:table-cell>
          <table:table-cell table:formula="of:=[.C7]" office:value-type="float" office:value="1.084" calcext:value-type="float">
            <text:p>1.084</text:p>
          </table:table-cell>
          <table:table-cell table:formula="of:=[.C14]" office:value-type="float" office:value="195" calcext:value-type="float">
            <text:p>195</text:p>
          </table:table-cell>
          <table:table-cell table:formula="of:=1/[.D22]" office:value-type="float" office:value="0.00512820512820513" calcext:value-type="float">
            <text:p>0.005128205128205</text:p>
          </table:table-cell>
          <table:table-cell table:number-columns-repeated="10"/>
        </table:table-row>
        <table:table-row table:style-name="ro1">
          <table:table-cell/>
          <table:table-cell table:formula="of:=[.B8]" office:value-type="float" office:value="10" calcext:value-type="float">
            <text:p>10</text:p>
          </table:table-cell>
          <table:table-cell table:formula="of:=[.C8]" office:value-type="float" office:value="0.7718" calcext:value-type="float">
            <text:p>0.7718</text:p>
          </table:table-cell>
          <table:table-cell table:formula="of:=[.C15]" office:value-type="float" office:value="285" calcext:value-type="float">
            <text:p>285</text:p>
          </table:table-cell>
          <table:table-cell table:formula="of:=1/[.D23]" office:value-type="float" office:value="0.00350877192982456" calcext:value-type="float">
            <text:p>0.003508771929825</text:p>
          </table:table-cell>
          <table:table-cell table:number-columns-repeated="10"/>
        </table:table-row>
        <table:table-row table:style-name="ro1">
          <table:table-cell/>
          <table:table-cell table:formula="of:=[.B9]" office:value-type="float" office:value="5" calcext:value-type="float">
            <text:p>5</text:p>
          </table:table-cell>
          <table:table-cell table:formula="of:=[.C9]" office:value-type="float" office:value="0.4249" calcext:value-type="float">
            <text:p>0.4249</text:p>
          </table:table-cell>
          <table:table-cell table:formula="of:=[.C16]" office:value-type="float" office:value="426" calcext:value-type="float">
            <text:p>426</text:p>
          </table:table-cell>
          <table:table-cell table:formula="of:=1/[.D24]" office:value-type="float" office:value="0.00234741784037559" calcext:value-type="float">
            <text:p>0.002347417840376</text:p>
          </table:table-cell>
          <table:table-cell table:number-columns-repeated="10"/>
        </table:table-row>
        <table:table-row table:style-name="ro1">
          <table:table-cell/>
          <table:table-cell table:formula="of:=[.B19]" office:value-type="float" office:value="30" calcext:value-type="float">
            <text:p>30</text:p>
          </table:table-cell>
          <table:table-cell table:formula="of:=[.D4]" office:value-type="float" office:value="2.7564" calcext:value-type="float">
            <text:p>2.7564</text:p>
          </table:table-cell>
          <table:table-cell table:formula="of:=[.D11]" office:value-type="float" office:value="87" calcext:value-type="float">
            <text:p>87</text:p>
          </table:table-cell>
          <table:table-cell table:formula="of:=1/[.D25]" office:value-type="float" office:value="0.0114942528735632" calcext:value-type="float">
            <text:p>0.011494252873563</text:p>
          </table:table-cell>
          <table:table-cell table:number-columns-repeated="10"/>
        </table:table-row>
        <table:table-row table:style-name="ro1">
          <table:table-cell/>
          <table:table-cell table:formula="of:=[.B20]" office:value-type="float" office:value="25" calcext:value-type="float">
            <text:p>25</text:p>
          </table:table-cell>
          <table:table-cell table:formula="of:=[.D5]" office:value-type="float" office:value="2.297" calcext:value-type="float">
            <text:p>2.297</text:p>
          </table:table-cell>
          <table:table-cell table:formula="of:=[.D12]" office:value-type="float" office:value="106" calcext:value-type="float">
            <text:p>106</text:p>
          </table:table-cell>
          <table:table-cell table:formula="of:=1/[.D26]" office:value-type="float" office:value="0.00943396226415094" calcext:value-type="float">
            <text:p>0.009433962264151</text:p>
          </table:table-cell>
          <table:table-cell table:number-columns-repeated="10"/>
        </table:table-row>
        <table:table-row table:style-name="ro1">
          <table:table-cell/>
          <table:table-cell table:formula="of:=[.B21]" office:value-type="float" office:value="20" calcext:value-type="float">
            <text:p>20</text:p>
          </table:table-cell>
          <table:table-cell table:formula="of:=[.D6]" office:value-type="float" office:value="1.4507" calcext:value-type="float">
            <text:p>1.4507</text:p>
          </table:table-cell>
          <table:table-cell table:formula="of:=[.D13]" office:value-type="float" office:value="148" calcext:value-type="float">
            <text:p>148</text:p>
          </table:table-cell>
          <table:table-cell table:formula="of:=1/[.D27]" office:value-type="float" office:value="0.00675675675675676" calcext:value-type="float">
            <text:p>0.006756756756757</text:p>
          </table:table-cell>
          <table:table-cell table:number-columns-repeated="10"/>
        </table:table-row>
        <table:table-row table:style-name="ro1">
          <table:table-cell/>
          <table:table-cell table:formula="of:=[.B22]" office:value-type="float" office:value="15" calcext:value-type="float">
            <text:p>15</text:p>
          </table:table-cell>
          <table:table-cell table:formula="of:=[.D7]" office:value-type="float" office:value="1.1694" calcext:value-type="float">
            <text:p>1.1694</text:p>
          </table:table-cell>
          <table:table-cell table:formula="of:=[.D14]" office:value-type="float" office:value="198" calcext:value-type="float">
            <text:p>198</text:p>
          </table:table-cell>
          <table:table-cell table:formula="of:=1/[.D28]" office:value-type="float" office:value="0.00505050505050505" calcext:value-type="float">
            <text:p>0.005050505050505</text:p>
          </table:table-cell>
          <table:table-cell table:number-columns-repeated="10"/>
        </table:table-row>
        <table:table-row table:style-name="ro1">
          <table:table-cell/>
          <table:table-cell table:formula="of:=[.B23]" office:value-type="float" office:value="10" calcext:value-type="float">
            <text:p>10</text:p>
          </table:table-cell>
          <table:table-cell table:formula="of:=[.D8]" office:value-type="float" office:value="0.7812" calcext:value-type="float">
            <text:p>0.7812</text:p>
          </table:table-cell>
          <table:table-cell table:formula="of:=[.D15]" office:value-type="float" office:value="267" calcext:value-type="float">
            <text:p>267</text:p>
          </table:table-cell>
          <table:table-cell table:formula="of:=1/[.D29]" office:value-type="float" office:value="0.00374531835205992" calcext:value-type="float">
            <text:p>0.00374531835206</text:p>
          </table:table-cell>
          <table:table-cell table:number-columns-repeated="10"/>
        </table:table-row>
        <table:table-row table:style-name="ro1">
          <table:table-cell/>
          <table:table-cell table:formula="of:=[.B24]" office:value-type="float" office:value="5" calcext:value-type="float">
            <text:p>5</text:p>
          </table:table-cell>
          <table:table-cell table:formula="of:=[.D9]" office:value-type="float" office:value="0.4346" calcext:value-type="float">
            <text:p>0.4346</text:p>
          </table:table-cell>
          <table:table-cell table:formula="of:=[.D16]" office:value-type="float" office:value="414" calcext:value-type="float">
            <text:p>414</text:p>
          </table:table-cell>
          <table:table-cell table:formula="of:=1/[.D30]" office:value-type="float" office:value="0.00241545893719807" calcext:value-type="float">
            <text:p>0.002415458937198</text:p>
          </table:table-cell>
          <table:table-cell table:number-columns-repeated="10"/>
        </table:table-row>
        <table:table-row table:style-name="ro1">
          <table:table-cell/>
          <table:table-cell table:formula="of:=[.B19]" office:value-type="float" office:value="30" calcext:value-type="float">
            <text:p>30</text:p>
          </table:table-cell>
          <table:table-cell table:formula="of:=[.E4]" office:value-type="float" office:value="2.7963" calcext:value-type="float">
            <text:p>2.7963</text:p>
          </table:table-cell>
          <table:table-cell table:formula="of:=[.E11]" office:value-type="float" office:value="86" calcext:value-type="float">
            <text:p>86</text:p>
          </table:table-cell>
          <table:table-cell table:formula="of:=1/[.D31]" office:value-type="float" office:value="0.0116279069767442" calcext:value-type="float">
            <text:p>0.011627906976744</text:p>
          </table:table-cell>
          <table:table-cell table:number-columns-repeated="10"/>
        </table:table-row>
        <table:table-row table:style-name="ro1">
          <table:table-cell/>
          <table:table-cell table:formula="of:=[.B20]" office:value-type="float" office:value="25" calcext:value-type="float">
            <text:p>25</text:p>
          </table:table-cell>
          <table:table-cell table:formula="of:=[.E5]" office:value-type="float" office:value="2.1926" calcext:value-type="float">
            <text:p>2.1926</text:p>
          </table:table-cell>
          <table:table-cell table:formula="of:=[.E12]" office:value-type="float" office:value="116" calcext:value-type="float">
            <text:p>116</text:p>
          </table:table-cell>
          <table:table-cell table:formula="of:=1/[.D32]" office:value-type="float" office:value="0.00862068965517241" calcext:value-type="float">
            <text:p>0.008620689655172</text:p>
          </table:table-cell>
          <table:table-cell table:number-columns-repeated="10"/>
        </table:table-row>
        <table:table-row table:style-name="ro1">
          <table:table-cell/>
          <table:table-cell table:formula="of:=[.B21]" office:value-type="float" office:value="20" calcext:value-type="float">
            <text:p>20</text:p>
          </table:table-cell>
          <table:table-cell table:formula="of:=[.E6]" office:value-type="float" office:value="1.5815" calcext:value-type="float">
            <text:p>1.5815</text:p>
          </table:table-cell>
          <table:table-cell table:formula="of:=[.E13]" office:value-type="float" office:value="150" calcext:value-type="float">
            <text:p>150</text:p>
          </table:table-cell>
          <table:table-cell table:formula="of:=1/[.D33]" office:value-type="float" office:value="0.00666666666666667" calcext:value-type="float">
            <text:p>0.006666666666667</text:p>
          </table:table-cell>
          <table:table-cell table:number-columns-repeated="10"/>
        </table:table-row>
        <table:table-row table:style-name="ro1">
          <table:table-cell/>
          <table:table-cell table:formula="of:=[.B22]" office:value-type="float" office:value="15" calcext:value-type="float">
            <text:p>15</text:p>
          </table:table-cell>
          <table:table-cell table:formula="of:=[.E7]" office:value-type="float" office:value="1.0719" calcext:value-type="float">
            <text:p>1.0719</text:p>
          </table:table-cell>
          <table:table-cell table:formula="of:=[.E14]" office:value-type="float" office:value="210" calcext:value-type="float">
            <text:p>210</text:p>
          </table:table-cell>
          <table:table-cell table:formula="of:=1/[.D34]" office:value-type="float" office:value="0.00476190476190476" calcext:value-type="float">
            <text:p>0.004761904761905</text:p>
          </table:table-cell>
          <table:table-cell table:number-columns-repeated="10"/>
        </table:table-row>
        <table:table-row table:style-name="ro1">
          <table:table-cell/>
          <table:table-cell table:formula="of:=[.B23]" office:value-type="float" office:value="10" calcext:value-type="float">
            <text:p>10</text:p>
          </table:table-cell>
          <table:table-cell table:formula="of:=[.E8]" office:value-type="float" office:value="0.745" calcext:value-type="float">
            <text:p>0.745</text:p>
          </table:table-cell>
          <table:table-cell table:formula="of:=[.E15]" office:value-type="float" office:value="266" calcext:value-type="float">
            <text:p>266</text:p>
          </table:table-cell>
          <table:table-cell table:formula="of:=1/[.D35]" office:value-type="float" office:value="0.0037593984962406" calcext:value-type="float">
            <text:p>0.003759398496241</text:p>
          </table:table-cell>
          <table:table-cell table:number-columns-repeated="10"/>
        </table:table-row>
        <table:table-row table:style-name="ro1">
          <table:table-cell/>
          <table:table-cell table:formula="of:=[.B24]" office:value-type="float" office:value="5" calcext:value-type="float">
            <text:p>5</text:p>
          </table:table-cell>
          <table:table-cell table:formula="of:=[.E9]" office:value-type="float" office:value="0.4045" calcext:value-type="float">
            <text:p>0.4045</text:p>
          </table:table-cell>
          <table:table-cell table:formula="of:=[.E16]" office:value-type="float" office:value="430" calcext:value-type="float">
            <text:p>430</text:p>
          </table:table-cell>
          <table:table-cell table:formula="of:=1/[.D36]" office:value-type="float" office:value="0.00232558139534884" calcext:value-type="float">
            <text:p>0.002325581395349</text:p>
          </table:table-cell>
          <table:table-cell table:number-columns-repeated="10"/>
        </table:table-row>
        <table:table-row table:style-name="ro1">
          <table:table-cell/>
          <table:table-cell table:formula="of:=[.B19]" office:value-type="float" office:value="30" calcext:value-type="float">
            <text:p>30</text:p>
          </table:table-cell>
          <table:table-cell table:formula="of:=[.F4]" office:value-type="float" office:value="3.1102" calcext:value-type="float">
            <text:p>3.1102</text:p>
          </table:table-cell>
          <table:table-cell table:formula="of:=[.F11]" office:value-type="float" office:value="88" calcext:value-type="float">
            <text:p>88</text:p>
          </table:table-cell>
          <table:table-cell table:formula="of:=1/[.D37]" office:value-type="float" office:value="0.0113636363636364" calcext:value-type="float">
            <text:p>0.011363636363636</text:p>
          </table:table-cell>
          <table:table-cell table:number-columns-repeated="10"/>
        </table:table-row>
        <table:table-row table:style-name="ro1">
          <table:table-cell/>
          <table:table-cell table:formula="of:=[.B20]" office:value-type="float" office:value="25" calcext:value-type="float">
            <text:p>25</text:p>
          </table:table-cell>
          <table:table-cell table:formula="of:=[.F5]" office:value-type="float" office:value="2.2436" calcext:value-type="float">
            <text:p>2.2436</text:p>
          </table:table-cell>
          <table:table-cell table:formula="of:=[.F12]" office:value-type="float" office:value="112" calcext:value-type="float">
            <text:p>112</text:p>
          </table:table-cell>
          <table:table-cell table:formula="of:=1/[.D38]" office:value-type="float" office:value="0.00892857142857143" calcext:value-type="float">
            <text:p>0.008928571428571</text:p>
          </table:table-cell>
          <table:table-cell table:number-columns-repeated="10"/>
        </table:table-row>
        <table:table-row table:style-name="ro1">
          <table:table-cell/>
          <table:table-cell table:formula="of:=[.B21]" office:value-type="float" office:value="20" calcext:value-type="float">
            <text:p>20</text:p>
          </table:table-cell>
          <table:table-cell table:formula="of:=[.F6]" office:value-type="float" office:value="1.5193" calcext:value-type="float">
            <text:p>1.5193</text:p>
          </table:table-cell>
          <table:table-cell table:formula="of:=[.F13]" office:value-type="float" office:value="149" calcext:value-type="float">
            <text:p>149</text:p>
          </table:table-cell>
          <table:table-cell table:formula="of:=1/[.D39]" office:value-type="float" office:value="0.00671140939597315" calcext:value-type="float">
            <text:p>0.006711409395973</text:p>
          </table:table-cell>
          <table:table-cell table:number-columns-repeated="10"/>
        </table:table-row>
        <table:table-row table:style-name="ro1">
          <table:table-cell/>
          <table:table-cell table:formula="of:=[.B22]" office:value-type="float" office:value="15" calcext:value-type="float">
            <text:p>15</text:p>
          </table:table-cell>
          <table:table-cell table:formula="of:=[.F7]" office:value-type="float" office:value="1.1153" calcext:value-type="float">
            <text:p>1.1153</text:p>
          </table:table-cell>
          <table:table-cell table:formula="of:=[.F14]" office:value-type="float" office:value="197" calcext:value-type="float">
            <text:p>197</text:p>
          </table:table-cell>
          <table:table-cell table:formula="of:=1/[.D40]" office:value-type="float" office:value="0.00507614213197969" calcext:value-type="float">
            <text:p>0.00507614213198</text:p>
          </table:table-cell>
          <table:table-cell table:number-columns-repeated="10"/>
        </table:table-row>
        <table:table-row table:style-name="ro1">
          <table:table-cell/>
          <table:table-cell table:formula="of:=[.B23]" office:value-type="float" office:value="10" calcext:value-type="float">
            <text:p>10</text:p>
          </table:table-cell>
          <table:table-cell table:formula="of:=[.F8]" office:value-type="float" office:value="0.7749" calcext:value-type="float">
            <text:p>0.7749</text:p>
          </table:table-cell>
          <table:table-cell table:formula="of:=[.F15]" office:value-type="float" office:value="252" calcext:value-type="float">
            <text:p>252</text:p>
          </table:table-cell>
          <table:table-cell table:formula="of:=1/[.D41]" office:value-type="float" office:value="0.00396825396825397" calcext:value-type="float">
            <text:p>0.003968253968254</text:p>
          </table:table-cell>
          <table:table-cell table:number-columns-repeated="10"/>
        </table:table-row>
        <table:table-row table:style-name="ro1">
          <table:table-cell/>
          <table:table-cell table:formula="of:=[.B24]" office:value-type="float" office:value="5" calcext:value-type="float">
            <text:p>5</text:p>
          </table:table-cell>
          <table:table-cell table:formula="of:=[.F9]" office:value-type="float" office:value="0.4245" calcext:value-type="float">
            <text:p>0.4245</text:p>
          </table:table-cell>
          <table:table-cell table:formula="of:=[.F16]" office:value-type="float" office:value="418" calcext:value-type="float">
            <text:p>418</text:p>
          </table:table-cell>
          <table:table-cell table:formula="of:=1/[.D42]" office:value-type="float" office:value="0.00239234449760766" calcext:value-type="float">
            <text:p>0.002392344497608</text:p>
          </table:table-cell>
          <table:table-cell table:number-columns-repeated="10"/>
        </table:table-row>
        <table:table-row table:style-name="ro1">
          <table:table-cell/>
          <table:table-cell table:formula="of:=[.B19]" office:value-type="float" office:value="30" calcext:value-type="float">
            <text:p>30</text:p>
          </table:table-cell>
          <table:table-cell table:formula="of:=[.G4]" office:value-type="float" office:value="3.4455" calcext:value-type="float">
            <text:p>3.4455</text:p>
          </table:table-cell>
          <table:table-cell table:formula="of:=[.G11]" office:value-type="float" office:value="78" calcext:value-type="float">
            <text:p>78</text:p>
          </table:table-cell>
          <table:table-cell table:formula="of:=1/[.D43]" office:value-type="float" office:value="0.0128205128205128" calcext:value-type="float">
            <text:p>0.012820512820513</text:p>
          </table:table-cell>
          <table:table-cell table:number-columns-repeated="10"/>
        </table:table-row>
        <table:table-row table:style-name="ro1">
          <table:table-cell/>
          <table:table-cell table:formula="of:=[.B20]" office:value-type="float" office:value="25" calcext:value-type="float">
            <text:p>25</text:p>
          </table:table-cell>
          <table:table-cell table:formula="of:=[.G5]" office:value-type="float" office:value="2.1203" calcext:value-type="float">
            <text:p>2.1203</text:p>
          </table:table-cell>
          <table:table-cell table:formula="of:=[.G12]" office:value-type="float" office:value="144" calcext:value-type="float">
            <text:p>144</text:p>
          </table:table-cell>
          <table:table-cell table:formula="of:=1/[.D44]" office:value-type="float" office:value="0.00694444444444444" calcext:value-type="float">
            <text:p>0.006944444444444</text:p>
          </table:table-cell>
          <table:table-cell table:number-columns-repeated="10"/>
        </table:table-row>
        <table:table-row table:style-name="ro1">
          <table:table-cell/>
          <table:table-cell table:formula="of:=[.B21]" office:value-type="float" office:value="20" calcext:value-type="float">
            <text:p>20</text:p>
          </table:table-cell>
          <table:table-cell table:formula="of:=[.G6]" office:value-type="float" office:value="1.6214" calcext:value-type="float">
            <text:p>1.6214</text:p>
          </table:table-cell>
          <table:table-cell table:formula="of:=[.G13]" office:value-type="float" office:value="143" calcext:value-type="float">
            <text:p>143</text:p>
          </table:table-cell>
          <table:table-cell table:formula="of:=1/[.D45]" office:value-type="float" office:value="0.00699300699300699" calcext:value-type="float">
            <text:p>0.006993006993007</text:p>
          </table:table-cell>
          <table:table-cell/>
          <table:table-cell table:number-matrix-columns-spanned="2" table:number-matrix-rows-spanned="1" table:formula="of:=LINEST([.B19:.B48];[.C19:.C48])" office:value-type="float" office:value="9.46510215216222" calcext:value-type="float">
            <text:p>9.46510215216222</text:p>
          </table:table-cell>
          <table:table-cell office:value-type="float" office:value="3.19819909774238" calcext:value-type="float">
            <text:p>3.19819909774238</text:p>
          </table:table-cell>
          <table:table-cell table:number-columns-repeated="7"/>
        </table:table-row>
        <table:table-row table:style-name="ro1">
          <table:table-cell/>
          <table:table-cell table:formula="of:=[.B22]" office:value-type="float" office:value="15" calcext:value-type="float">
            <text:p>15</text:p>
          </table:table-cell>
          <table:table-cell table:formula="of:=[.G7]" office:value-type="float" office:value="1.1417" calcext:value-type="float">
            <text:p>1.1417</text:p>
          </table:table-cell>
          <table:table-cell table:formula="of:=[.G14]" office:value-type="float" office:value="201" calcext:value-type="float">
            <text:p>201</text:p>
          </table:table-cell>
          <table:table-cell table:formula="of:=1/[.D46]" office:value-type="float" office:value="0.00497512437810945" calcext:value-type="float">
            <text:p>0.004975124378109</text:p>
          </table:table-cell>
          <table:table-cell/>
          <table:table-cell table:number-matrix-columns-spanned="3" table:number-matrix-rows-spanned="1" table:formula="of:=LINEST([.B19:.B48];[.C19:.C48]^{1;2})" office:value-type="float" office:value="-2.40135001577826" calcext:value-type="float">
            <text:p>-2.40135001577826</text:p>
          </table:table-cell>
          <table:table-cell office:value-type="float" office:value="17.8185160919775" calcext:value-type="float">
            <text:p>17.8185160919775</text:p>
          </table:table-cell>
          <table:table-cell office:value-type="float" office:value="-2.07837059967143" calcext:value-type="float">
            <text:p>-2.07837059967143</text:p>
          </table:table-cell>
          <table:table-cell table:number-columns-repeated="6"/>
        </table:table-row>
        <table:table-row table:style-name="ro1">
          <table:table-cell/>
          <table:table-cell table:formula="of:=[.B23]" office:value-type="float" office:value="10" calcext:value-type="float">
            <text:p>10</text:p>
          </table:table-cell>
          <table:table-cell table:formula="of:=[.G8]" office:value-type="float" office:value="0.7875" calcext:value-type="float">
            <text:p>0.7875</text:p>
          </table:table-cell>
          <table:table-cell table:formula="of:=[.G15]" office:value-type="float" office:value="235" calcext:value-type="float">
            <text:p>235</text:p>
          </table:table-cell>
          <table:table-cell table:formula="of:=1/[.D47]" office:value-type="float" office:value="0.00425531914893617" calcext:value-type="float">
            <text:p>0.004255319148936</text:p>
          </table:table-cell>
          <table:table-cell table:number-columns-repeated="10"/>
        </table:table-row>
        <table:table-row table:style-name="ro1">
          <table:table-cell/>
          <table:table-cell table:formula="of:=[.B24]" office:value-type="float" office:value="5" calcext:value-type="float">
            <text:p>5</text:p>
          </table:table-cell>
          <table:table-cell table:formula="of:=[.G9]" office:value-type="float" office:value="0.4011" calcext:value-type="float">
            <text:p>0.4011</text:p>
          </table:table-cell>
          <table:table-cell table:formula="of:=[.G16]" office:value-type="float" office:value="405" calcext:value-type="float">
            <text:p>405</text:p>
          </table:table-cell>
          <table:table-cell table:formula="of:=1/[.D48]" office:value-type="float" office:value="0.00246913580246914" calcext:value-type="float">
            <text:p>0.002469135802469</text:p>
          </table:table-cell>
          <table:table-cell/>
          <table:table-cell table:number-matrix-columns-spanned="2" table:number-matrix-rows-spanned="1" table:formula="of:==LINEST([.B19:.B48];[.E19:.E48])" office:value-type="float" office:value="2674.47615612931" calcext:value-type="float">
            <text:p>2674.47615612931</text:p>
          </table:table-cell>
          <table:table-cell office:value-type="float" office:value="0.626967681334889" calcext:value-type="float">
            <text:p>0.626967681334889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table:formula="of:=[.G46]" office:value-type="float" office:value="-2.40135001577826" calcext:value-type="float">
            <text:p>-2.40135001577826</text:p>
          </table:table-cell>
          <table:table-cell table:formula="of:=[.H46]" office:value-type="float" office:value="17.8185160919775" calcext:value-type="float">
            <text:p>17.8185160919775</text:p>
          </table:table-cell>
          <table:table-cell table:formula="of:=[.I46]" office:value-type="float" office:value="-2.07837059967143" calcext:value-type="float">
            <text:p>-2.07837059967143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table:formula="of:=[.G48]" office:value-type="float" office:value="2674.47615612931" calcext:value-type="float">
            <text:p>2674.47615612931</text:p>
          </table:table-cell>
          <table:table-cell table:formula="of:=[.H48]" office:value-type="float" office:value="0.626967681334889" calcext:value-type="float">
            <text:p>0.626967681334889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G45]" office:value-type="float" office:value="9.46510215216222" calcext:value-type="float">
            <text:p>9.46510215216222</text:p>
          </table:table-cell>
          <table:table-cell table:formula="of:=[.H45]" office:value-type="float" office:value="3.19819909774238" calcext:value-type="float">
            <text:p>3.19819909774238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formula="of:=[.B11]" office:value-type="float" office:value="30" calcext:value-type="float">
            <text:p>30</text:p>
          </table:table-cell>
          <table:table-cell table:formula="of:=1/[.C11]" office:value-type="float" office:value="0.0111111111111111" calcext:value-type="float">
            <text:p>0.011111111111111</text:p>
          </table:table-cell>
          <table:table-cell table:formula="of:=1/[.D11]" office:value-type="float" office:value="0.0114942528735632" calcext:value-type="float">
            <text:p>0.011494252873563</text:p>
          </table:table-cell>
          <table:table-cell table:formula="of:=1/[.E11]" office:value-type="float" office:value="0.0116279069767442" calcext:value-type="float">
            <text:p>0.011627906976744</text:p>
          </table:table-cell>
          <table:table-cell table:formula="of:=1/[.F11]" office:value-type="float" office:value="0.0113636363636364" calcext:value-type="float">
            <text:p>0.011363636363636</text:p>
          </table:table-cell>
          <table:table-cell table:formula="of:=1/[.G11]" office:value-type="float" office:value="0.0128205128205128" calcext:value-type="float">
            <text:p>0.012820512820513</text:p>
          </table:table-cell>
          <table:table-cell/>
          <table:table-cell table:formula="of:=[.$G$48]*[.C56]+[.$H$48]" office:value-type="float" office:value="30.343369416105" calcext:value-type="float">
            <text:p>30.343369416105</text:p>
          </table:table-cell>
          <table:table-cell table:formula="of:=[.$G$48]*[.D56]+[.$H$48]" office:value-type="float" office:value="31.3680729242006" calcext:value-type="float">
            <text:p>31.3680729242006</text:p>
          </table:table-cell>
          <table:table-cell table:formula="of:=[.$G$48]*[.E56]+[.$H$48]" office:value-type="float" office:value="31.7255276363269" calcext:value-type="float">
            <text:p>31.7255276363269</text:p>
          </table:table-cell>
          <table:table-cell table:formula="of:=[.$G$48]*[.F56]+[.$H$48]" office:value-type="float" office:value="31.0187421828044" calcext:value-type="float">
            <text:p>31.0187421828044</text:p>
          </table:table-cell>
          <table:table-cell table:formula="of:=[.$G$48]*[.G56]+[.$H$48]" office:value-type="float" office:value="34.9151235291466" calcext:value-type="float">
            <text:p>34.9151235291466</text:p>
          </table:table-cell>
          <table:table-cell/>
          <table:table-cell table:formula="of:=VAR([.I56:.M56])" office:value-type="float" office:value="3.15018358672113" calcext:value-type="float">
            <text:p>3.15018358672113</text:p>
          </table:table-cell>
        </table:table-row>
        <table:table-row table:style-name="ro1">
          <table:table-cell/>
          <table:table-cell table:formula="of:=[.B12]" office:value-type="float" office:value="25" calcext:value-type="float">
            <text:p>25</text:p>
          </table:table-cell>
          <table:table-cell table:formula="of:=1/[.C12]" office:value-type="float" office:value="0.00699300699300699" calcext:value-type="float">
            <text:p>0.006993006993007</text:p>
          </table:table-cell>
          <table:table-cell table:formula="of:=1/[.D12]" office:value-type="float" office:value="0.00943396226415094" calcext:value-type="float">
            <text:p>0.009433962264151</text:p>
          </table:table-cell>
          <table:table-cell table:formula="of:=1/[.E12]" office:value-type="float" office:value="0.00862068965517241" calcext:value-type="float">
            <text:p>0.008620689655172</text:p>
          </table:table-cell>
          <table:table-cell table:formula="of:=1/[.F12]" office:value-type="float" office:value="0.00892857142857143" calcext:value-type="float">
            <text:p>0.008928571428571</text:p>
          </table:table-cell>
          <table:table-cell table:formula="of:=1/[.G12]" office:value-type="float" office:value="0.00694444444444444" calcext:value-type="float">
            <text:p>0.006944444444444</text:p>
          </table:table-cell>
          <table:table-cell/>
          <table:table-cell table:formula="of:=[.$G$48]*[.C57]+[.$H$48]" office:value-type="float" office:value="19.3295981437776" calcext:value-type="float">
            <text:p>19.3295981437776</text:p>
          </table:table-cell>
          <table:table-cell table:formula="of:=[.$G$48]*[.D57]+[.$H$48]" office:value-type="float" office:value="25.8578748146303" calcext:value-type="float">
            <text:p>25.8578748146303</text:p>
          </table:table-cell>
          <table:table-cell table:formula="of:=[.$G$48]*[.E57]+[.$H$48]" office:value-type="float" office:value="23.6827966134841" calcext:value-type="float">
            <text:p>23.6827966134841</text:p>
          </table:table-cell>
          <table:table-cell table:formula="of:=[.$G$48]*[.F57]+[.$H$48]" office:value-type="float" office:value="24.5062190753466" calcext:value-type="float">
            <text:p>24.5062190753466</text:p>
          </table:table-cell>
          <table:table-cell table:formula="of:=[.$G$48]*[.G57]+[.$H$48]" office:value-type="float" office:value="19.1997187655662" calcext:value-type="float">
            <text:p>19.1997187655662</text:p>
          </table:table-cell>
          <table:table-cell/>
          <table:table-cell table:formula="of:=VAR([.I57:.M57])" office:value-type="float" office:value="9.41034718005581" calcext:value-type="float">
            <text:p>9.41034718005581</text:p>
          </table:table-cell>
        </table:table-row>
        <table:table-row table:style-name="ro1">
          <table:table-cell/>
          <table:table-cell table:formula="of:=[.B13]" office:value-type="float" office:value="20" calcext:value-type="float">
            <text:p>20</text:p>
          </table:table-cell>
          <table:table-cell table:formula="of:=1/[.C13]" office:value-type="float" office:value="0.00662251655629139" calcext:value-type="float">
            <text:p>0.006622516556291</text:p>
          </table:table-cell>
          <table:table-cell table:formula="of:=1/[.D13]" office:value-type="float" office:value="0.00675675675675676" calcext:value-type="float">
            <text:p>0.006756756756757</text:p>
          </table:table-cell>
          <table:table-cell table:formula="of:=1/[.E13]" office:value-type="float" office:value="0.00666666666666667" calcext:value-type="float">
            <text:p>0.006666666666667</text:p>
          </table:table-cell>
          <table:table-cell table:formula="of:=1/[.F13]" office:value-type="float" office:value="0.00671140939597315" calcext:value-type="float">
            <text:p>0.006711409395973</text:p>
          </table:table-cell>
          <table:table-cell table:formula="of:=1/[.G13]" office:value-type="float" office:value="0.00699300699300699" calcext:value-type="float">
            <text:p>0.006993006993007</text:p>
          </table:table-cell>
          <table:table-cell/>
          <table:table-cell table:formula="of:=[.$G$48]*[.C58]+[.$H$48]" office:value-type="float" office:value="18.3387303047078" calcext:value-type="float">
            <text:p>18.3387303047078</text:p>
          </table:table-cell>
          <table:table-cell table:formula="of:=[.$G$48]*[.D58]+[.$H$48]" office:value-type="float" office:value="18.6977525200465" calcext:value-type="float">
            <text:p>18.6977525200465</text:p>
          </table:table-cell>
          <table:table-cell table:formula="of:=[.$G$48]*[.E58]+[.$H$48]" office:value-type="float" office:value="18.456808722197" calcext:value-type="float">
            <text:p>18.456808722197</text:p>
          </table:table-cell>
          <table:table-cell table:formula="of:=[.$G$48]*[.F58]+[.$H$48]" office:value-type="float" office:value="18.5764720848873" calcext:value-type="float">
            <text:p>18.5764720848873</text:p>
          </table:table-cell>
          <table:table-cell table:formula="of:=[.$G$48]*[.G58]+[.$H$48]" office:value-type="float" office:value="19.3295981437776" calcext:value-type="float">
            <text:p>19.3295981437776</text:p>
          </table:table-cell>
          <table:table-cell/>
          <table:table-cell table:formula="of:=VAR([.I58:.M58])" office:value-type="float" office:value="0.149822549880255" calcext:value-type="float">
            <text:p>0.149822549880255</text:p>
          </table:table-cell>
        </table:table-row>
        <table:table-row table:style-name="ro1">
          <table:table-cell/>
          <table:table-cell table:formula="of:=[.B14]" office:value-type="float" office:value="15" calcext:value-type="float">
            <text:p>15</text:p>
          </table:table-cell>
          <table:table-cell table:formula="of:=1/[.C14]" office:value-type="float" office:value="0.00512820512820513" calcext:value-type="float">
            <text:p>0.005128205128205</text:p>
          </table:table-cell>
          <table:table-cell table:formula="of:=1/[.D14]" office:value-type="float" office:value="0.00505050505050505" calcext:value-type="float">
            <text:p>0.005050505050505</text:p>
          </table:table-cell>
          <table:table-cell table:formula="of:=1/[.E14]" office:value-type="float" office:value="0.00476190476190476" calcext:value-type="float">
            <text:p>0.004761904761905</text:p>
          </table:table-cell>
          <table:table-cell table:formula="of:=1/[.F14]" office:value-type="float" office:value="0.00507614213197969" calcext:value-type="float">
            <text:p>0.00507614213198</text:p>
          </table:table-cell>
          <table:table-cell table:formula="of:=1/[.G14]" office:value-type="float" office:value="0.00497512437810945" calcext:value-type="float">
            <text:p>0.004975124378109</text:p>
          </table:table-cell>
          <table:table-cell/>
          <table:table-cell table:formula="of:=[.$G$48]*[.C59]+[.$H$48]" office:value-type="float" office:value="14.3422300204596" calcext:value-type="float">
            <text:p>14.3422300204596</text:p>
          </table:table-cell>
          <table:table-cell table:formula="of:=[.$G$48]*[.D59]+[.$H$48]" office:value-type="float" office:value="14.1344230153213" calcext:value-type="float">
            <text:p>14.1344230153213</text:p>
          </table:table-cell>
          <table:table-cell table:formula="of:=[.$G$48]*[.E59]+[.$H$48]" office:value-type="float" office:value="13.3625684248078" calcext:value-type="float">
            <text:p>13.3625684248078</text:p>
          </table:table-cell>
          <table:table-cell table:formula="of:=[.$G$48]*[.F59]+[.$H$48]" office:value-type="float" office:value="14.202988778438" calcext:value-type="float">
            <text:p>14.202988778438</text:p>
          </table:table-cell>
          <table:table-cell table:formula="of:=[.$G$48]*[.G59]+[.$H$48]" office:value-type="float" office:value="13.9328192043663" calcext:value-type="float">
            <text:p>13.9328192043663</text:p>
          </table:table-cell>
          <table:table-cell/>
          <table:table-cell table:formula="of:=VAR([.I59:.M59])" office:value-type="float" office:value="0.146775736184527" calcext:value-type="float">
            <text:p>0.146775736184527</text:p>
          </table:table-cell>
        </table:table-row>
        <table:table-row table:style-name="ro1">
          <table:table-cell/>
          <table:table-cell table:formula="of:=[.B15]" office:value-type="float" office:value="10" calcext:value-type="float">
            <text:p>10</text:p>
          </table:table-cell>
          <table:table-cell table:formula="of:=1/[.C15]" office:value-type="float" office:value="0.00350877192982456" calcext:value-type="float">
            <text:p>0.003508771929825</text:p>
          </table:table-cell>
          <table:table-cell table:formula="of:=1/[.D15]" office:value-type="float" office:value="0.00374531835205992" calcext:value-type="float">
            <text:p>0.00374531835206</text:p>
          </table:table-cell>
          <table:table-cell table:formula="of:=1/[.E15]" office:value-type="float" office:value="0.0037593984962406" calcext:value-type="float">
            <text:p>0.003759398496241</text:p>
          </table:table-cell>
          <table:table-cell table:formula="of:=1/[.F15]" office:value-type="float" office:value="0.00396825396825397" calcext:value-type="float">
            <text:p>0.003968253968254</text:p>
          </table:table-cell>
          <table:table-cell table:formula="of:=1/[.G15]" office:value-type="float" office:value="0.00425531914893617" calcext:value-type="float">
            <text:p>0.004255319148936</text:p>
          </table:table-cell>
          <table:table-cell/>
          <table:table-cell table:formula="of:=[.$G$48]*[.C60]+[.$H$48]" office:value-type="float" office:value="10.0110945449465" calcext:value-type="float">
            <text:p>10.0110945449465</text:p>
          </table:table-cell>
          <table:table-cell table:formula="of:=[.$G$48]*[.D60]+[.$H$48]" office:value-type="float" office:value="10.6437323110327" calcext:value-type="float">
            <text:p>10.6437323110327</text:p>
          </table:table-cell>
          <table:table-cell table:formula="of:=[.$G$48]*[.E60]+[.$H$48]" office:value-type="float" office:value="10.6813893209188" calcext:value-type="float">
            <text:p>10.6813893209188</text:p>
          </table:table-cell>
          <table:table-cell table:formula="of:=[.$G$48]*[.F60]+[.$H$48]" office:value-type="float" office:value="11.2399683008957" calcext:value-type="float">
            <text:p>11.2399683008957</text:p>
          </table:table-cell>
          <table:table-cell table:formula="of:=[.$G$48]*[.G60]+[.$H$48]" office:value-type="float" office:value="12.0077172818852" calcext:value-type="float">
            <text:p>12.0077172818852</text:p>
          </table:table-cell>
          <table:table-cell/>
          <table:table-cell table:formula="of:=VAR([.I60:.M60])" office:value-type="float" office:value="0.561206196646582" calcext:value-type="float">
            <text:p>0.561206196646582</text:p>
          </table:table-cell>
        </table:table-row>
        <table:table-row table:style-name="ro1">
          <table:table-cell/>
          <table:table-cell table:formula="of:=[.B16]" office:value-type="float" office:value="5" calcext:value-type="float">
            <text:p>5</text:p>
          </table:table-cell>
          <table:table-cell table:formula="of:=1/[.C16]" office:value-type="float" office:value="0.00234741784037559" calcext:value-type="float">
            <text:p>0.002347417840376</text:p>
          </table:table-cell>
          <table:table-cell table:formula="of:=1/[.D16]" office:value-type="float" office:value="0.00241545893719807" calcext:value-type="float">
            <text:p>0.002415458937198</text:p>
          </table:table-cell>
          <table:table-cell table:formula="of:=1/[.E16]" office:value-type="float" office:value="0.00232558139534884" calcext:value-type="float">
            <text:p>0.002325581395349</text:p>
          </table:table-cell>
          <table:table-cell table:formula="of:=1/[.F16]" office:value-type="float" office:value="0.00239234449760766" calcext:value-type="float">
            <text:p>0.002392344497608</text:p>
          </table:table-cell>
          <table:table-cell table:formula="of:=1/[.G16]" office:value-type="float" office:value="0.00246913580246914" calcext:value-type="float">
            <text:p>0.002469135802469</text:p>
          </table:table-cell>
          <table:table-cell/>
          <table:table-cell table:formula="of:=[.$G$48]*[.C61]+[.$H$48]" office:value-type="float" office:value="6.90508072389197" calcext:value-type="float">
            <text:p>6.90508072389197</text:p>
          </table:table-cell>
          <table:table-cell table:formula="of:=[.$G$48]*[.D61]+[.$H$48]" office:value-type="float" office:value="7.08705501498058" calcext:value-type="float">
            <text:p>7.08705501498058</text:p>
          </table:table-cell>
          <table:table-cell table:formula="of:=[.$G$48]*[.E61]+[.$H$48]" office:value-type="float" office:value="6.84667967233329" calcext:value-type="float">
            <text:p>6.84667967233329</text:p>
          </table:table-cell>
          <table:table-cell table:formula="of:=[.$G$48]*[.F61]+[.$H$48]" office:value-type="float" office:value="7.02523599743373" calcext:value-type="float">
            <text:p>7.02523599743373</text:p>
          </table:table-cell>
          <table:table-cell table:formula="of:=[.$G$48]*[.G61]+[.$H$48]" office:value-type="float" office:value="7.23061251128381" calcext:value-type="float">
            <text:p>7.23061251128381</text:p>
          </table:table-cell>
          <table:table-cell/>
          <table:table-cell table:formula="of:=VAR([.I61:.M61])" office:value-type="float" office:value="0.0230305254665044" calcext:value-type="float">
            <text:p>0.02303052546650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4"/>
          <table:table-cell table:formula="of:=AVERAGE([.O56:.O61])" office:value-type="float" office:value="2.24022762915913" calcext:value-type="float">
            <text:p>2.24022762915913</text:p>
          </table:table-cell>
        </table:table-row>
        <table:table-row table:style-name="ro1">
          <table:table-cell table:number-columns-repeated="14"/>
          <table:table-cell table:formula="of:=MEDIAN([.O56:.O61])" office:value-type="float" office:value="0.355514373263418" calcext:value-type="float">
            <text:p>0.355514373263418</text:p>
          </table:table-cell>
        </table:table-row>
        <table:table-row table:style-name="ro1">
          <table:table-cell table:number-columns-repeated="14"/>
          <table:table-cell table:formula="of:=[.O64]" office:value-type="float" office:value="0.355514373263418" calcext:value-type="float">
            <text:p>0.355514373263418</text:p>
          </table:table-cell>
        </table:table-row>
      </table:table>
      <table:table table:name="usbcam" table:style-name="ta1">
        <table:table-column table:style-name="co1" table:default-cell-style-name="Default"/>
        <table:table-row table:style-name="ro1">
          <table:table-cell/>
        </table:table-row>
      </table:table>
      <table:table table:name="usbcam1" table:style-name="ta1">
        <table:table-column table:style-name="co1" table:number-columns-repeated="8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4434" calcext:value-type="float">
            <text:p>0.4434</text:p>
          </table:table-cell>
          <table:table-cell office:value-type="float" office:value="0.4415" calcext:value-type="float">
            <text:p>0.4415</text:p>
          </table:table-cell>
          <table:table-cell office:value-type="float" office:value="0.4453" calcext:value-type="float">
            <text:p>0.4453</text:p>
          </table:table-cell>
          <table:table-cell office:value-type="float" office:value="0.4725" calcext:value-type="float">
            <text:p>0.4725</text:p>
          </table:table-cell>
          <table:table-cell office:value-type="float" office:value="0.4165" calcext:value-type="float">
            <text:p>0.4165</text:p>
          </table:table-cell>
          <table:table-cell office:value-type="float" office:value="0.4793" calcext:value-type="float">
            <text:p>0.479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5839" calcext:value-type="float">
            <text:p>0.5839</text:p>
          </table:table-cell>
          <table:table-cell office:value-type="float" office:value="0.5973" calcext:value-type="float">
            <text:p>0.5973</text:p>
          </table:table-cell>
          <table:table-cell office:value-type="float" office:value="0.6061" calcext:value-type="float">
            <text:p>0.6061</text:p>
          </table:table-cell>
          <table:table-cell office:value-type="float" office:value="0.5981" calcext:value-type="float">
            <text:p>0.5981</text:p>
          </table:table-cell>
          <table:table-cell office:value-type="float" office:value="0.6072" calcext:value-type="float">
            <text:p>0.6072</text:p>
          </table:table-cell>
          <table:table-cell office:value-type="float" office:value="0.6125" calcext:value-type="float">
            <text:p>0.612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" calcext:value-type="float">
            <text:p>0.5</text:p>
          </table:table-cell>
          <table:table-cell office:value-type="float" office:value="0.4925" calcext:value-type="float">
            <text:p>0.4925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4872" calcext:value-type="float">
            <text:p>0.4872</text:p>
          </table:table-cell>
          <table:table-cell office:value-type="float" office:value="0.512" calcext:value-type="float">
            <text:p>0.51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4454" calcext:value-type="float">
            <text:p>0.4454</text:p>
          </table:table-cell>
          <table:table-cell office:value-type="float" office:value="0.4836" calcext:value-type="float">
            <text:p>0.4836</text:p>
          </table:table-cell>
          <table:table-cell office:value-type="float" office:value="0.4715" calcext:value-type="float">
            <text:p>0.4715</text:p>
          </table:table-cell>
          <table:table-cell office:value-type="float" office:value="0.4371" calcext:value-type="float">
            <text:p>0.4371</text:p>
          </table:table-cell>
          <table:table-cell office:value-type="float" office:value="0.4721" calcext:value-type="float">
            <text:p>0.4721</text:p>
          </table:table-cell>
          <table:table-cell office:value-type="float" office:value="0.4544" calcext:value-type="float">
            <text:p>0.45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3815" calcext:value-type="float">
            <text:p>0.3815</text:p>
          </table:table-cell>
          <table:table-cell office:value-type="float" office:value="0.4096" calcext:value-type="float">
            <text:p>0.4096</text:p>
          </table:table-cell>
          <table:table-cell office:value-type="float" office:value="0.3891" calcext:value-type="float">
            <text:p>0.3891</text:p>
          </table:table-cell>
          <table:table-cell office:value-type="float" office:value="0.4011" calcext:value-type="float">
            <text:p>0.4011</text:p>
          </table:table-cell>
          <table:table-cell office:value-type="float" office:value="0.4144" calcext:value-type="float">
            <text:p>0.4144</text:p>
          </table:table-cell>
          <table:table-cell office:value-type="float" office:value="0.3926" calcext:value-type="float">
            <text:p>0.392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2839" calcext:value-type="float">
            <text:p>0.2839</text:p>
          </table:table-cell>
          <table:table-cell office:value-type="float" office:value="0.2711" calcext:value-type="float">
            <text:p>0.2711</text:p>
          </table:table-cell>
          <table:table-cell office:value-type="float" office:value="0.2895" calcext:value-type="float">
            <text:p>0.2895</text:p>
          </table:table-cell>
          <table:table-cell office:value-type="float" office:value="0.3055" calcext:value-type="float">
            <text:p>0.3055</text:p>
          </table:table-cell>
          <table:table-cell office:value-type="float" office:value="0.2872" calcext:value-type="float">
            <text:p>0.2872</text:p>
          </table:table-cell>
          <table:table-cell office:value-type="float" office:value="0.281" calcext:value-type="float">
            <text:p>0.28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34" calcext:value-type="float">
            <text:p>134</text:p>
          </table:table-cell>
          <table:table-cell office:value-type="float" office:value="141" calcext:value-type="float">
            <text:p>141</text:p>
          </table:table-cell>
          <table:table-cell office:value-type="float" office:value="150" calcext:value-type="float">
            <text:p>150</text:p>
          </table:table-cell>
          <table:table-cell office:value-type="float" office:value="129" calcext:value-type="float">
            <text:p>129</text:p>
          </table:table-cell>
          <table:table-cell office:value-type="float" office:value="114" calcext:value-type="float">
            <text:p>11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202" calcext:value-type="float">
            <text:p>202</text:p>
          </table:table-cell>
          <table:table-cell office:value-type="float" office:value="235" calcext:value-type="float">
            <text:p>235</text:p>
          </table:table-cell>
          <table:table-cell office:value-type="float" office:value="176" calcext:value-type="float">
            <text:p>176</text:p>
          </table:table-cell>
        </table:table-row>
      </table:table>
      <table:table table:name="usbcam2" table:style-name="ta1">
        <table:shapes>
          <draw:frame draw:z-index="0" draw:style-name="gr1" draw:text-style-name="P1" svg:width="453.46pt" svg:height="255.23pt" svg:x="359.77pt" svg:y="283.1pt">
            <draw:object draw:notify-on-update-of-ranges="usbcam2.C19:usbcam2.C48 usbcam2.B19:usbcam2.B4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453.46pt" svg:height="255.26pt" svg:x="865.56pt" svg:y="195pt">
            <draw:object draw:notify-on-update-of-ranges="usbcam2.E19:usbcam2.E48 usbcam2.B19:usbcam2.B4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453.51pt" svg:height="255.09pt" svg:x="992.49pt" svg:y="470.41pt">
            <draw:object draw:notify-on-update-of-ranges="usbcam2.B4:usbcam2.B9 usbcam2.O4:usbcam2.O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alib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reo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5839" calcext:value-type="float">
            <text:p>0.5839</text:p>
          </table:table-cell>
          <table:table-cell office:value-type="float" office:value="0.5973" calcext:value-type="float">
            <text:p>0.5973</text:p>
          </table:table-cell>
          <table:table-cell office:value-type="float" office:value="0.6061" calcext:value-type="float">
            <text:p>0.6061</text:p>
          </table:table-cell>
          <table:table-cell office:value-type="float" office:value="0.5981" calcext:value-type="float">
            <text:p>0.5981</text:p>
          </table:table-cell>
          <table:table-cell office:value-type="float" office:value="0.6072" calcext:value-type="float">
            <text:p>0.6072</text:p>
          </table:table-cell>
          <table:table-cell office:value-type="float" office:value="0.6125" calcext:value-type="float">
            <text:p>0.6125</text:p>
          </table:table-cell>
          <table:table-cell table:formula="of:=[.C5]*[.C5]*[.$G$50]+[.C5]*[.$H$50]+[.$I$50]" office:value-type="float" office:value="23.9514653351836" calcext:value-type="float">
            <text:p>23.9514653351836</text:p>
          </table:table-cell>
          <table:table-cell table:formula="of:=[.D5]*[.D5]*[.$G$50]+[.D5]*[.$H$50]+[.$I$50]" office:value-type="float" office:value="24.9738018628786" calcext:value-type="float">
            <text:p>24.9738018628786</text:p>
          </table:table-cell>
          <table:table-cell table:formula="of:=[.E5]*[.E5]*[.$G$50]+[.E5]*[.$H$50]+[.$I$50]" office:value-type="float" office:value="25.6524959081529" calcext:value-type="float">
            <text:p>25.6524959081529</text:p>
          </table:table-cell>
          <table:table-cell table:formula="of:=[.F5]*[.F5]*[.$G$50]+[.F5]*[.$H$50]+[.$I$50]" office:value-type="float" office:value="25.0352618829516" calcext:value-type="float">
            <text:p>25.0352618829516</text:p>
          </table:table-cell>
          <table:table-cell table:formula="of:=[.G5]*[.G5]*[.$G$50]+[.G5]*[.$H$50]+[.$I$50]" office:value-type="float" office:value="25.7377400835351" calcext:value-type="float">
            <text:p>25.7377400835351</text:p>
          </table:table-cell>
          <table:table-cell/>
          <table:table-cell table:formula="of:=VAR([.I5:.M5])" office:value-type="float" office:value="0.511689699966217" calcext:value-type="float">
            <text:p>0.51168969996621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" calcext:value-type="float">
            <text:p>0.5</text:p>
          </table:table-cell>
          <table:table-cell office:value-type="float" office:value="0.4925" calcext:value-type="float">
            <text:p>0.4925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4872" calcext:value-type="float">
            <text:p>0.4872</text:p>
          </table:table-cell>
          <table:table-cell office:value-type="float" office:value="0.512" calcext:value-type="float">
            <text:p>0.512</text:p>
          </table:table-cell>
          <table:table-cell table:formula="of:=[.C6]*[.C6]*[.$G$50]+[.C6]*[.$H$50]+[.$I$50]" office:value-type="float" office:value="22.3466403144304" calcext:value-type="float">
            <text:p>22.3466403144304</text:p>
          </table:table-cell>
          <table:table-cell table:formula="of:=[.D6]*[.D6]*[.$G$50]+[.D6]*[.$H$50]+[.$I$50]" office:value-type="float" office:value="17.8558319921602" calcext:value-type="float">
            <text:p>17.8558319921602</text:p>
          </table:table-cell>
          <table:table-cell table:formula="of:=[.E6]*[.E6]*[.$G$50]+[.E6]*[.$H$50]+[.$I$50]" office:value-type="float" office:value="17.3365764401834" calcext:value-type="float">
            <text:p>17.3365764401834</text:p>
          </table:table-cell>
          <table:table-cell table:formula="of:=[.F6]*[.F6]*[.$G$50]+[.F6]*[.$H$50]+[.$I$50]" office:value-type="float" office:value="18.7306109819766" calcext:value-type="float">
            <text:p>18.7306109819766</text:p>
          </table:table-cell>
          <table:table-cell table:formula="of:=[.G6]*[.G6]*[.$G$50]+[.G6]*[.$H$50]+[.$I$50]" office:value-type="float" office:value="16.9721738991557" calcext:value-type="float">
            <text:p>16.9721738991557</text:p>
          </table:table-cell>
          <table:table-cell/>
          <table:table-cell table:formula="of:=VAR([.I6:.M6])" office:value-type="float" office:value="4.7106297758982" calcext:value-type="float">
            <text:p>4.710629775898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4454" calcext:value-type="float">
            <text:p>0.4454</text:p>
          </table:table-cell>
          <table:table-cell office:value-type="float" office:value="0.4836" calcext:value-type="float">
            <text:p>0.4836</text:p>
          </table:table-cell>
          <table:table-cell office:value-type="float" office:value="0.4715" calcext:value-type="float">
            <text:p>0.4715</text:p>
          </table:table-cell>
          <table:table-cell office:value-type="float" office:value="0.4371" calcext:value-type="float">
            <text:p>0.4371</text:p>
          </table:table-cell>
          <table:table-cell office:value-type="float" office:value="0.4721" calcext:value-type="float">
            <text:p>0.4721</text:p>
          </table:table-cell>
          <table:table-cell office:value-type="float" office:value="0.4544" calcext:value-type="float">
            <text:p>0.4544</text:p>
          </table:table-cell>
          <table:table-cell table:formula="of:=[.C7]*[.C7]*[.$G$50]+[.C7]*[.$H$50]+[.$I$50]" office:value-type="float" office:value="14.1718632362629" calcext:value-type="float">
            <text:p>14.1718632362629</text:p>
          </table:table-cell>
          <table:table-cell table:formula="of:=[.D7]*[.D7]*[.$G$50]+[.D7]*[.$H$50]+[.$I$50]" office:value-type="float" office:value="16.7258538814751" calcext:value-type="float">
            <text:p>16.7258538814751</text:p>
          </table:table-cell>
          <table:table-cell table:formula="of:=[.E7]*[.E7]*[.$G$50]+[.E7]*[.$H$50]+[.$I$50]" office:value-type="float" office:value="15.9050521438814" calcext:value-type="float">
            <text:p>15.9050521438814</text:p>
          </table:table-cell>
          <table:table-cell table:formula="of:=[.F7]*[.F7]*[.$G$50]+[.F7]*[.$H$50]+[.$I$50]" office:value-type="float" office:value="13.6313778365193" calcext:value-type="float">
            <text:p>13.6313778365193</text:p>
          </table:table-cell>
          <table:table-cell table:formula="of:=[.G7]*[.G7]*[.$G$50]+[.G7]*[.$H$50]+[.$I$50]" office:value-type="float" office:value="15.9454949117613" calcext:value-type="float">
            <text:p>15.9454949117613</text:p>
          </table:table-cell>
          <table:table-cell/>
          <table:table-cell table:formula="of:=VAR([.I7:.M7])" office:value-type="float" office:value="1.71747658556021" calcext:value-type="float">
            <text:p>1.7174765855602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3815" calcext:value-type="float">
            <text:p>0.3815</text:p>
          </table:table-cell>
          <table:table-cell office:value-type="float" office:value="0.4096" calcext:value-type="float">
            <text:p>0.4096</text:p>
          </table:table-cell>
          <table:table-cell office:value-type="float" office:value="0.3891" calcext:value-type="float">
            <text:p>0.3891</text:p>
          </table:table-cell>
          <table:table-cell office:value-type="float" office:value="0.4011" calcext:value-type="float">
            <text:p>0.4011</text:p>
          </table:table-cell>
          <table:table-cell office:value-type="float" office:value="0.4144" calcext:value-type="float">
            <text:p>0.4144</text:p>
          </table:table-cell>
          <table:table-cell office:value-type="float" office:value="0.3926" calcext:value-type="float">
            <text:p>0.3926</text:p>
          </table:table-cell>
          <table:table-cell table:formula="of:=[.C8]*[.C8]*[.$G$50]+[.C8]*[.$H$50]+[.$I$50]" office:value-type="float" office:value="10.1436966882808" calcext:value-type="float">
            <text:p>10.1436966882808</text:p>
          </table:table-cell>
          <table:table-cell table:formula="of:=[.D8]*[.D8]*[.$G$50]+[.D8]*[.$H$50]+[.$I$50]" office:value-type="float" office:value="11.8774453469398" calcext:value-type="float">
            <text:p>11.8774453469398</text:p>
          </table:table-cell>
          <table:table-cell table:formula="of:=[.E8]*[.E8]*[.$G$50]+[.E8]*[.$H$50]+[.$I$50]" office:value-type="float" office:value="10.6067820831119" calcext:value-type="float">
            <text:p>10.6067820831119</text:p>
          </table:table-cell>
          <table:table-cell table:formula="of:=[.F8]*[.F8]*[.$G$50]+[.F8]*[.$H$50]+[.$I$50]" office:value-type="float" office:value="11.3467689167542" calcext:value-type="float">
            <text:p>11.3467689167542</text:p>
          </table:table-cell>
          <table:table-cell table:formula="of:=[.G8]*[.G8]*[.$G$50]+[.G8]*[.$H$50]+[.$I$50]" office:value-type="float" office:value="12.1795098486099" calcext:value-type="float">
            <text:p>12.1795098486099</text:p>
          </table:table-cell>
          <table:table-cell/>
          <table:table-cell table:formula="of:=VAR([.I8:.M8])" office:value-type="float" office:value="0.7257103334843" calcext:value-type="float">
            <text:p>0.725710333484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2839" calcext:value-type="float">
            <text:p>0.2839</text:p>
          </table:table-cell>
          <table:table-cell office:value-type="float" office:value="0.2711" calcext:value-type="float">
            <text:p>0.2711</text:p>
          </table:table-cell>
          <table:table-cell office:value-type="float" office:value="0.2895" calcext:value-type="float">
            <text:p>0.2895</text:p>
          </table:table-cell>
          <table:table-cell office:value-type="float" office:value="0.3055" calcext:value-type="float">
            <text:p>0.3055</text:p>
          </table:table-cell>
          <table:table-cell office:value-type="float" office:value="0.2872" calcext:value-type="float">
            <text:p>0.2872</text:p>
          </table:table-cell>
          <table:table-cell office:value-type="float" office:value="0.281" calcext:value-type="float">
            <text:p>0.281</text:p>
          </table:table-cell>
          <table:table-cell table:formula="of:=[.C9]*[.C9]*[.$G$50]+[.C9]*[.$H$50]+[.$I$50]" office:value-type="float" office:value="4.58083662922262" calcext:value-type="float">
            <text:p>4.58083662922262</text:p>
          </table:table-cell>
          <table:table-cell table:formula="of:=[.D9]*[.D9]*[.$G$50]+[.D9]*[.$H$50]+[.$I$50]" office:value-type="float" office:value="3.90414925193554" calcext:value-type="float">
            <text:p>3.90414925193554</text:p>
          </table:table-cell>
          <table:table-cell table:formula="of:=[.E9]*[.E9]*[.$G$50]+[.E9]*[.$H$50]+[.$I$50]" office:value-type="float" office:value="4.88074231805718" calcext:value-type="float">
            <text:p>4.88074231805718</text:p>
          </table:table-cell>
          <table:table-cell table:formula="of:=[.F9]*[.F9]*[.$G$50]+[.F9]*[.$H$50]+[.$I$50]" office:value-type="float" office:value="5.75054539849498" calcext:value-type="float">
            <text:p>5.75054539849498</text:p>
          </table:table-cell>
          <table:table-cell table:formula="of:=[.G9]*[.G9]*[.$G$50]+[.G9]*[.$H$50]+[.$I$50]" office:value-type="float" office:value="4.75728280808504" calcext:value-type="float">
            <text:p>4.75728280808504</text:p>
          </table:table-cell>
          <table:table-cell/>
          <table:table-cell table:formula="of:=VAR([.I9:.M9])" office:value-type="float" office:value="0.43981604610135" calcext:value-type="float">
            <text:p>0.4398160461013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rop</text:p>
          </table:table-cell>
          <table:table-cell table:number-columns-repeated="12"/>
          <table:table-cell table:formula="of:=SLOPE([.O4:.O9];[.B4:.B9])" office:value-type="float" office:value="0.0825733350028727" calcext:value-type="float">
            <text:p>0.082573335002873</text:p>
          </table:table-cell>
          <table:table-cell table:formula="of:=INTERCEPT([.O4:.O9];[.B4:.B9])" office:value-type="float" office:value="0.382464463158964" calcext:value-type="float">
            <text:p>0.38246446315896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5"/>
          <table:table-cell table:formula="of:=[.N11]" office:value-type="float" office:value="0.0825733350028727" calcext:value-type="float">
            <text:p>0.082573335002873</text:p>
          </table:table-cell>
          <table:table-cell table:formula="of:=[.O11]" office:value-type="float" office:value="0.382464463158964" calcext:value-type="float">
            <text:p>0.38246446315896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formula="of:=MIN([.O4:.O9])" office:value-type="float" office:value="0.43981604610135" calcext:value-type="float">
            <text:p>0.4398160461013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34" calcext:value-type="float">
            <text:p>134</text:p>
          </table:table-cell>
          <table:table-cell office:value-type="float" office:value="141" calcext:value-type="float">
            <text:p>141</text:p>
          </table:table-cell>
          <table:table-cell office:value-type="float" office:value="150" calcext:value-type="float">
            <text:p>150</text:p>
          </table:table-cell>
          <table:table-cell office:value-type="float" office:value="129" calcext:value-type="float">
            <text:p>129</text:p>
          </table:table-cell>
          <table:table-cell office:value-type="float" office:value="114" calcext:value-type="float">
            <text:p>114</text:p>
          </table:table-cell>
          <table:table-cell office:value-type="float" office:value="140" calcext:value-type="float">
            <text:p>1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202" calcext:value-type="float">
            <text:p>202</text:p>
          </table:table-cell>
          <table:table-cell office:value-type="float" office:value="235" calcext:value-type="float">
            <text:p>235</text:p>
          </table:table-cell>
          <table:table-cell office:value-type="float" office:value="176" calcext:value-type="float">
            <text:p>176</text:p>
          </table:table-cell>
          <table:table-cell table:number-columns-repeated="7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formula="of:=[.B5]" office:value-type="float" office:value="25" calcext:value-type="float">
            <text:p>25</text:p>
          </table:table-cell>
          <table:table-cell table:formula="of:=[.C5]" office:value-type="float" office:value="0.5839" calcext:value-type="float">
            <text:p>0.5839</text:p>
          </table:table-cell>
          <table:table-cell table:formula="of:=[.C12]" office:value-type="float" office:value="73" calcext:value-type="float">
            <text:p>73</text:p>
          </table:table-cell>
          <table:table-cell table:formula="of:=1/[.D20]" office:value-type="float" office:value="0.0136986301369863" calcext:value-type="float">
            <text:p>0.013698630136986</text:p>
          </table:table-cell>
          <table:table-cell table:number-columns-repeated="10"/>
        </table:table-row>
        <table:table-row table:style-name="ro1">
          <table:table-cell/>
          <table:table-cell table:formula="of:=[.B6]" office:value-type="float" office:value="20" calcext:value-type="float">
            <text:p>20</text:p>
          </table:table-cell>
          <table:table-cell table:formula="of:=[.C6]" office:value-type="float" office:value="0.5625" calcext:value-type="float">
            <text:p>0.5625</text:p>
          </table:table-cell>
          <table:table-cell table:formula="of:=[.C13]" office:value-type="float" office:value="89" calcext:value-type="float">
            <text:p>89</text:p>
          </table:table-cell>
          <table:table-cell table:formula="of:=1/[.D21]" office:value-type="float" office:value="0.0112359550561798" calcext:value-type="float">
            <text:p>0.01123595505618</text:p>
          </table:table-cell>
          <table:table-cell table:number-columns-repeated="10"/>
        </table:table-row>
        <table:table-row table:style-name="ro1">
          <table:table-cell/>
          <table:table-cell table:formula="of:=[.B7]" office:value-type="float" office:value="15" calcext:value-type="float">
            <text:p>15</text:p>
          </table:table-cell>
          <table:table-cell table:formula="of:=[.C7]" office:value-type="float" office:value="0.4454" calcext:value-type="float">
            <text:p>0.4454</text:p>
          </table:table-cell>
          <table:table-cell table:formula="of:=[.C14]" office:value-type="float" office:value="100" calcext:value-type="float">
            <text:p>100</text:p>
          </table:table-cell>
          <table:table-cell table:formula="of:=1/[.D22]" office:value-type="float" office:value="0.01" calcext:value-type="float">
            <text:p>0.01</text:p>
          </table:table-cell>
          <table:table-cell table:number-columns-repeated="10"/>
        </table:table-row>
        <table:table-row table:style-name="ro1">
          <table:table-cell/>
          <table:table-cell table:formula="of:=[.B8]" office:value-type="float" office:value="10" calcext:value-type="float">
            <text:p>10</text:p>
          </table:table-cell>
          <table:table-cell table:formula="of:=[.C8]" office:value-type="float" office:value="0.3815" calcext:value-type="float">
            <text:p>0.3815</text:p>
          </table:table-cell>
          <table:table-cell table:formula="of:=[.C15]" office:value-type="float" office:value="134" calcext:value-type="float">
            <text:p>134</text:p>
          </table:table-cell>
          <table:table-cell table:formula="of:=1/[.D23]" office:value-type="float" office:value="0.00746268656716418" calcext:value-type="float">
            <text:p>0.007462686567164</text:p>
          </table:table-cell>
          <table:table-cell table:number-columns-repeated="10"/>
        </table:table-row>
        <table:table-row table:style-name="ro1">
          <table:table-cell/>
          <table:table-cell table:formula="of:=[.B9]" office:value-type="float" office:value="5" calcext:value-type="float">
            <text:p>5</text:p>
          </table:table-cell>
          <table:table-cell table:formula="of:=[.C9]" office:value-type="float" office:value="0.2839" calcext:value-type="float">
            <text:p>0.2839</text:p>
          </table:table-cell>
          <table:table-cell table:formula="of:=[.C16]" office:value-type="float" office:value="206" calcext:value-type="float">
            <text:p>206</text:p>
          </table:table-cell>
          <table:table-cell table:formula="of:=1/[.D24]" office:value-type="float" office:value="0.00485436893203883" calcext:value-type="float">
            <text:p>0.004854368932039</text:p>
          </table:table-cell>
          <table:table-cell table:number-columns-repeated="10"/>
        </table:table-row>
        <table:table-row table:style-name="ro1">
          <table:table-cell/>
          <table:table-cell table:formula="of:=[.B20]" office:value-type="float" office:value="25" calcext:value-type="float">
            <text:p>25</text:p>
          </table:table-cell>
          <table:table-cell table:formula="of:=[.D5]" office:value-type="float" office:value="0.5973" calcext:value-type="float">
            <text:p>0.5973</text:p>
          </table:table-cell>
          <table:table-cell table:formula="of:=[.D12]" office:value-type="float" office:value="72" calcext:value-type="float">
            <text:p>72</text:p>
          </table:table-cell>
          <table:table-cell table:formula="of:=1/[.D25]" office:value-type="float" office:value="0.0138888888888889" calcext:value-type="float">
            <text:p>0.013888888888889</text:p>
          </table:table-cell>
          <table:table-cell table:number-columns-repeated="10"/>
        </table:table-row>
        <table:table-row table:style-name="ro1">
          <table:table-cell/>
          <table:table-cell table:formula="of:=[.B21]" office:value-type="float" office:value="20" calcext:value-type="float">
            <text:p>20</text:p>
          </table:table-cell>
          <table:table-cell table:formula="of:=[.D6]" office:value-type="float" office:value="0.5" calcext:value-type="float">
            <text:p>0.5</text:p>
          </table:table-cell>
          <table:table-cell table:formula="of:=[.D13]" office:value-type="float" office:value="87" calcext:value-type="float">
            <text:p>87</text:p>
          </table:table-cell>
          <table:table-cell table:formula="of:=1/[.D26]" office:value-type="float" office:value="0.0114942528735632" calcext:value-type="float">
            <text:p>0.011494252873563</text:p>
          </table:table-cell>
          <table:table-cell table:number-columns-repeated="10"/>
        </table:table-row>
        <table:table-row table:style-name="ro1">
          <table:table-cell/>
          <table:table-cell table:formula="of:=[.B22]" office:value-type="float" office:value="15" calcext:value-type="float">
            <text:p>15</text:p>
          </table:table-cell>
          <table:table-cell table:formula="of:=[.D7]" office:value-type="float" office:value="0.4836" calcext:value-type="float">
            <text:p>0.4836</text:p>
          </table:table-cell>
          <table:table-cell table:formula="of:=[.D14]" office:value-type="float" office:value="104" calcext:value-type="float">
            <text:p>104</text:p>
          </table:table-cell>
          <table:table-cell table:formula="of:=1/[.D27]" office:value-type="float" office:value="0.00961538461538462" calcext:value-type="float">
            <text:p>0.009615384615385</text:p>
          </table:table-cell>
          <table:table-cell table:number-columns-repeated="10"/>
        </table:table-row>
        <table:table-row table:style-name="ro1">
          <table:table-cell/>
          <table:table-cell table:formula="of:=[.B23]" office:value-type="float" office:value="10" calcext:value-type="float">
            <text:p>10</text:p>
          </table:table-cell>
          <table:table-cell table:formula="of:=[.D8]" office:value-type="float" office:value="0.4096" calcext:value-type="float">
            <text:p>0.4096</text:p>
          </table:table-cell>
          <table:table-cell table:formula="of:=[.D15]" office:value-type="float" office:value="141" calcext:value-type="float">
            <text:p>141</text:p>
          </table:table-cell>
          <table:table-cell table:formula="of:=1/[.D28]" office:value-type="float" office:value="0.00709219858156028" calcext:value-type="float">
            <text:p>0.00709219858156</text:p>
          </table:table-cell>
          <table:table-cell table:number-columns-repeated="10"/>
        </table:table-row>
        <table:table-row table:style-name="ro1">
          <table:table-cell/>
          <table:table-cell table:formula="of:=[.B24]" office:value-type="float" office:value="5" calcext:value-type="float">
            <text:p>5</text:p>
          </table:table-cell>
          <table:table-cell table:formula="of:=[.D9]" office:value-type="float" office:value="0.2711" calcext:value-type="float">
            <text:p>0.2711</text:p>
          </table:table-cell>
          <table:table-cell table:formula="of:=[.D16]" office:value-type="float" office:value="203" calcext:value-type="float">
            <text:p>203</text:p>
          </table:table-cell>
          <table:table-cell table:formula="of:=1/[.D29]" office:value-type="float" office:value="0.00492610837438424" calcext:value-type="float">
            <text:p>0.004926108374384</text:p>
          </table:table-cell>
          <table:table-cell table:number-columns-repeated="10"/>
        </table:table-row>
        <table:table-row table:style-name="ro1">
          <table:table-cell/>
          <table:table-cell table:formula="of:=[.B20]" office:value-type="float" office:value="25" calcext:value-type="float">
            <text:p>25</text:p>
          </table:table-cell>
          <table:table-cell table:formula="of:=[.E5]" office:value-type="float" office:value="0.6061" calcext:value-type="float">
            <text:p>0.6061</text:p>
          </table:table-cell>
          <table:table-cell table:formula="of:=[.E12]" office:value-type="float" office:value="68" calcext:value-type="float">
            <text:p>68</text:p>
          </table:table-cell>
          <table:table-cell table:formula="of:=1/[.D30]" office:value-type="float" office:value="0.0147058823529412" calcext:value-type="float">
            <text:p>0.014705882352941</text:p>
          </table:table-cell>
          <table:table-cell table:number-columns-repeated="10"/>
        </table:table-row>
        <table:table-row table:style-name="ro1">
          <table:table-cell/>
          <table:table-cell table:formula="of:=[.B21]" office:value-type="float" office:value="20" calcext:value-type="float">
            <text:p>20</text:p>
          </table:table-cell>
          <table:table-cell table:formula="of:=[.E6]" office:value-type="float" office:value="0.4925" calcext:value-type="float">
            <text:p>0.4925</text:p>
          </table:table-cell>
          <table:table-cell table:formula="of:=[.E13]" office:value-type="float" office:value="94" calcext:value-type="float">
            <text:p>94</text:p>
          </table:table-cell>
          <table:table-cell table:formula="of:=1/[.D31]" office:value-type="float" office:value="0.0106382978723404" calcext:value-type="float">
            <text:p>0.010638297872341</text:p>
          </table:table-cell>
          <table:table-cell table:number-columns-repeated="10"/>
        </table:table-row>
        <table:table-row table:style-name="ro1">
          <table:table-cell/>
          <table:table-cell table:formula="of:=[.B22]" office:value-type="float" office:value="15" calcext:value-type="float">
            <text:p>15</text:p>
          </table:table-cell>
          <table:table-cell table:formula="of:=[.E7]" office:value-type="float" office:value="0.4715" calcext:value-type="float">
            <text:p>0.4715</text:p>
          </table:table-cell>
          <table:table-cell table:formula="of:=[.E14]" office:value-type="float" office:value="96" calcext:value-type="float">
            <text:p>96</text:p>
          </table:table-cell>
          <table:table-cell table:formula="of:=1/[.D32]" office:value-type="float" office:value="0.0104166666666667" calcext:value-type="float">
            <text:p>0.010416666666667</text:p>
          </table:table-cell>
          <table:table-cell table:number-columns-repeated="10"/>
        </table:table-row>
        <table:table-row table:style-name="ro1">
          <table:table-cell/>
          <table:table-cell table:formula="of:=[.B23]" office:value-type="float" office:value="10" calcext:value-type="float">
            <text:p>10</text:p>
          </table:table-cell>
          <table:table-cell table:formula="of:=[.E8]" office:value-type="float" office:value="0.3891" calcext:value-type="float">
            <text:p>0.3891</text:p>
          </table:table-cell>
          <table:table-cell table:formula="of:=[.E15]" office:value-type="float" office:value="150" calcext:value-type="float">
            <text:p>150</text:p>
          </table:table-cell>
          <table:table-cell table:formula="of:=1/[.D33]" office:value-type="float" office:value="0.00666666666666667" calcext:value-type="float">
            <text:p>0.006666666666667</text:p>
          </table:table-cell>
          <table:table-cell table:number-columns-repeated="10"/>
        </table:table-row>
        <table:table-row table:style-name="ro1">
          <table:table-cell/>
          <table:table-cell table:formula="of:=[.B24]" office:value-type="float" office:value="5" calcext:value-type="float">
            <text:p>5</text:p>
          </table:table-cell>
          <table:table-cell table:formula="of:=[.E9]" office:value-type="float" office:value="0.2895" calcext:value-type="float">
            <text:p>0.2895</text:p>
          </table:table-cell>
          <table:table-cell table:formula="of:=[.E16]" office:value-type="float" office:value="196" calcext:value-type="float">
            <text:p>196</text:p>
          </table:table-cell>
          <table:table-cell table:formula="of:=1/[.D34]" office:value-type="float" office:value="0.00510204081632653" calcext:value-type="float">
            <text:p>0.005102040816327</text:p>
          </table:table-cell>
          <table:table-cell table:number-columns-repeated="10"/>
        </table:table-row>
        <table:table-row table:style-name="ro1">
          <table:table-cell/>
          <table:table-cell table:formula="of:=[.B20]" office:value-type="float" office:value="25" calcext:value-type="float">
            <text:p>25</text:p>
          </table:table-cell>
          <table:table-cell table:formula="of:=[.F5]" office:value-type="float" office:value="0.5981" calcext:value-type="float">
            <text:p>0.5981</text:p>
          </table:table-cell>
          <table:table-cell table:formula="of:=[.F12]" office:value-type="float" office:value="74" calcext:value-type="float">
            <text:p>74</text:p>
          </table:table-cell>
          <table:table-cell table:formula="of:=1/[.D35]" office:value-type="float" office:value="0.0135135135135135" calcext:value-type="float">
            <text:p>0.013513513513514</text:p>
          </table:table-cell>
          <table:table-cell table:number-columns-repeated="10"/>
        </table:table-row>
        <table:table-row table:style-name="ro1">
          <table:table-cell/>
          <table:table-cell table:formula="of:=[.B21]" office:value-type="float" office:value="20" calcext:value-type="float">
            <text:p>20</text:p>
          </table:table-cell>
          <table:table-cell table:formula="of:=[.F6]" office:value-type="float" office:value="0.5125" calcext:value-type="float">
            <text:p>0.5125</text:p>
          </table:table-cell>
          <table:table-cell table:formula="of:=[.F13]" office:value-type="float" office:value="82" calcext:value-type="float">
            <text:p>82</text:p>
          </table:table-cell>
          <table:table-cell table:formula="of:=1/[.D36]" office:value-type="float" office:value="0.0121951219512195" calcext:value-type="float">
            <text:p>0.01219512195122</text:p>
          </table:table-cell>
          <table:table-cell table:number-columns-repeated="10"/>
        </table:table-row>
        <table:table-row table:style-name="ro1">
          <table:table-cell/>
          <table:table-cell table:formula="of:=[.B22]" office:value-type="float" office:value="15" calcext:value-type="float">
            <text:p>15</text:p>
          </table:table-cell>
          <table:table-cell table:formula="of:=[.F7]" office:value-type="float" office:value="0.4371" calcext:value-type="float">
            <text:p>0.4371</text:p>
          </table:table-cell>
          <table:table-cell table:formula="of:=[.F14]" office:value-type="float" office:value="101" calcext:value-type="float">
            <text:p>101</text:p>
          </table:table-cell>
          <table:table-cell table:formula="of:=1/[.D37]" office:value-type="float" office:value="0.0099009900990099" calcext:value-type="float">
            <text:p>0.00990099009901</text:p>
          </table:table-cell>
          <table:table-cell table:number-columns-repeated="10"/>
        </table:table-row>
        <table:table-row table:style-name="ro1">
          <table:table-cell/>
          <table:table-cell table:formula="of:=[.B23]" office:value-type="float" office:value="10" calcext:value-type="float">
            <text:p>10</text:p>
          </table:table-cell>
          <table:table-cell table:formula="of:=[.F8]" office:value-type="float" office:value="0.4011" calcext:value-type="float">
            <text:p>0.4011</text:p>
          </table:table-cell>
          <table:table-cell table:formula="of:=[.F15]" office:value-type="float" office:value="129" calcext:value-type="float">
            <text:p>129</text:p>
          </table:table-cell>
          <table:table-cell table:formula="of:=1/[.D38]" office:value-type="float" office:value="0.00775193798449612" calcext:value-type="float">
            <text:p>0.007751937984496</text:p>
          </table:table-cell>
          <table:table-cell table:number-columns-repeated="10"/>
        </table:table-row>
        <table:table-row table:style-name="ro1">
          <table:table-cell/>
          <table:table-cell table:formula="of:=[.B24]" office:value-type="float" office:value="5" calcext:value-type="float">
            <text:p>5</text:p>
          </table:table-cell>
          <table:table-cell table:formula="of:=[.F9]" office:value-type="float" office:value="0.3055" calcext:value-type="float">
            <text:p>0.3055</text:p>
          </table:table-cell>
          <table:table-cell table:formula="of:=[.F16]" office:value-type="float" office:value="202" calcext:value-type="float">
            <text:p>202</text:p>
          </table:table-cell>
          <table:table-cell table:formula="of:=1/[.D39]" office:value-type="float" office:value="0.00495049504950495" calcext:value-type="float">
            <text:p>0.004950495049505</text:p>
          </table:table-cell>
          <table:table-cell table:number-columns-repeated="10"/>
        </table:table-row>
        <table:table-row table:style-name="ro1">
          <table:table-cell/>
          <table:table-cell table:formula="of:=[.B20]" office:value-type="float" office:value="25" calcext:value-type="float">
            <text:p>25</text:p>
          </table:table-cell>
          <table:table-cell table:formula="of:=[.G5]" office:value-type="float" office:value="0.6072" calcext:value-type="float">
            <text:p>0.6072</text:p>
          </table:table-cell>
          <table:table-cell table:formula="of:=[.G12]" office:value-type="float" office:value="69" calcext:value-type="float">
            <text:p>69</text:p>
          </table:table-cell>
          <table:table-cell table:formula="of:=1/[.D40]" office:value-type="float" office:value="0.0144927536231884" calcext:value-type="float">
            <text:p>0.014492753623188</text:p>
          </table:table-cell>
          <table:table-cell table:number-columns-repeated="10"/>
        </table:table-row>
        <table:table-row table:style-name="ro1">
          <table:table-cell/>
          <table:table-cell table:formula="of:=[.B21]" office:value-type="float" office:value="20" calcext:value-type="float">
            <text:p>20</text:p>
          </table:table-cell>
          <table:table-cell table:formula="of:=[.G6]" office:value-type="float" office:value="0.4872" calcext:value-type="float">
            <text:p>0.4872</text:p>
          </table:table-cell>
          <table:table-cell table:formula="of:=[.G13]" office:value-type="float" office:value="87" calcext:value-type="float">
            <text:p>87</text:p>
          </table:table-cell>
          <table:table-cell table:formula="of:=1/[.D41]" office:value-type="float" office:value="0.0114942528735632" calcext:value-type="float">
            <text:p>0.011494252873563</text:p>
          </table:table-cell>
          <table:table-cell table:number-columns-repeated="10"/>
        </table:table-row>
        <table:table-row table:style-name="ro1">
          <table:table-cell/>
          <table:table-cell table:formula="of:=[.B22]" office:value-type="float" office:value="15" calcext:value-type="float">
            <text:p>15</text:p>
          </table:table-cell>
          <table:table-cell table:formula="of:=[.G7]" office:value-type="float" office:value="0.4721" calcext:value-type="float">
            <text:p>0.4721</text:p>
          </table:table-cell>
          <table:table-cell table:formula="of:=[.G14]" office:value-type="float" office:value="98" calcext:value-type="float">
            <text:p>98</text:p>
          </table:table-cell>
          <table:table-cell table:formula="of:=1/[.D42]" office:value-type="float" office:value="0.0102040816326531" calcext:value-type="float">
            <text:p>0.010204081632653</text:p>
          </table:table-cell>
          <table:table-cell table:number-columns-repeated="10"/>
        </table:table-row>
        <table:table-row table:style-name="ro1">
          <table:table-cell/>
          <table:table-cell table:formula="of:=[.B23]" office:value-type="float" office:value="10" calcext:value-type="float">
            <text:p>10</text:p>
          </table:table-cell>
          <table:table-cell table:formula="of:=[.G8]" office:value-type="float" office:value="0.4144" calcext:value-type="float">
            <text:p>0.4144</text:p>
          </table:table-cell>
          <table:table-cell table:formula="of:=[.G15]" office:value-type="float" office:value="114" calcext:value-type="float">
            <text:p>114</text:p>
          </table:table-cell>
          <table:table-cell table:formula="of:=1/[.D43]" office:value-type="float" office:value="0.0087719298245614" calcext:value-type="float">
            <text:p>0.008771929824561</text:p>
          </table:table-cell>
          <table:table-cell table:number-columns-repeated="10"/>
        </table:table-row>
        <table:table-row table:style-name="ro1">
          <table:table-cell/>
          <table:table-cell table:formula="of:=[.B24]" office:value-type="float" office:value="5" calcext:value-type="float">
            <text:p>5</text:p>
          </table:table-cell>
          <table:table-cell table:formula="of:=[.G9]" office:value-type="float" office:value="0.2872" calcext:value-type="float">
            <text:p>0.2872</text:p>
          </table:table-cell>
          <table:table-cell table:formula="of:=[.G16]" office:value-type="float" office:value="235" calcext:value-type="float">
            <text:p>235</text:p>
          </table:table-cell>
          <table:table-cell table:formula="of:=1/[.D44]" office:value-type="float" office:value="0.00425531914893617" calcext:value-type="float">
            <text:p>0.004255319148936</text:p>
          </table:table-cell>
          <table:table-cell table:number-columns-repeated="10"/>
        </table:table-row>
        <table:table-row table:style-name="ro1">
          <table:table-cell table:number-columns-repeated="6"/>
          <table:table-cell table:number-matrix-columns-spanned="2" table:number-matrix-rows-spanned="1" table:formula="of:=LINEST([.B20:.B44];[.C20:.C44])" office:value-type="float" office:value="65.1769726763979" calcext:value-type="float">
            <text:p>65.1769726763979</text:p>
          </table:table-cell>
          <table:table-cell office:value-type="float" office:value="-14.4336601527706" calcext:value-type="float">
            <text:p>-14.4336601527706</text:p>
          </table:table-cell>
          <table:table-cell table:number-columns-repeated="7"/>
        </table:table-row>
        <table:table-row table:style-name="ro1">
          <table:table-cell table:number-columns-repeated="6"/>
          <table:table-cell table:number-matrix-columns-spanned="3" table:number-matrix-rows-spanned="1" table:formula="of:=LINEST([.B20:.B44];[.C20:.C44]^{1;2})" office:value-type="float" office:value="37.4122794202369" calcext:value-type="float">
            <text:p>37.4122794202369</text:p>
          </table:table-cell>
          <table:table-cell office:value-type="float" office:value="32.1023862723217" calcext:value-type="float">
            <text:p>32.1023862723217</text:p>
          </table:table-cell>
          <table:table-cell office:value-type="float" office:value="-7.54843099905985" calcext:value-type="float">
            <text:p>-7.54843099905985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table:number-matrix-columns-spanned="2" table:number-matrix-rows-spanned="1" table:formula="of:==LINEST([.B20:.B44];[.E20:.E44])" office:value-type="float" office:value="2167.15518668798" calcext:value-type="float">
            <text:p>2167.15518668798</text:p>
          </table:table-cell>
          <table:table-cell office:value-type="float" office:value="-5.7464734245577" calcext:value-type="float">
            <text:p>-5.7464734245577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table:formula="of:=[.G46]" office:value-type="float" office:value="37.4122794202369" calcext:value-type="float">
            <text:p>37.4122794202369</text:p>
          </table:table-cell>
          <table:table-cell table:formula="of:=[.H46]" office:value-type="float" office:value="32.1023862723217" calcext:value-type="float">
            <text:p>32.1023862723217</text:p>
          </table:table-cell>
          <table:table-cell table:formula="of:=[.I46]" office:value-type="float" office:value="-7.54843099905985" calcext:value-type="float">
            <text:p>-7.54843099905985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table:formula="of:=[.G48]" office:value-type="float" office:value="2167.15518668798" calcext:value-type="float">
            <text:p>2167.15518668798</text:p>
          </table:table-cell>
          <table:table-cell table:formula="of:=[.H48]" office:value-type="float" office:value="-5.7464734245577" calcext:value-type="float">
            <text:p>-5.7464734245577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G45]" office:value-type="float" office:value="65.1769726763979" calcext:value-type="float">
            <text:p>65.1769726763979</text:p>
          </table:table-cell>
          <table:table-cell table:formula="of:=[.H45]" office:value-type="float" office:value="-14.4336601527706" calcext:value-type="float">
            <text:p>-14.4336601527706</text:p>
          </table:table-cell>
          <table:table-cell table:number-columns-repeated="7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formula="of:=[.B12]" office:value-type="float" office:value="25" calcext:value-type="float">
            <text:p>25</text:p>
          </table:table-cell>
          <table:table-cell table:formula="of:=1/[.C12]" office:value-type="float" office:value="0.0136986301369863" calcext:value-type="float">
            <text:p>0.013698630136986</text:p>
          </table:table-cell>
          <table:table-cell table:formula="of:=1/[.D12]" office:value-type="float" office:value="0.0138888888888889" calcext:value-type="float">
            <text:p>0.013888888888889</text:p>
          </table:table-cell>
          <table:table-cell table:formula="of:=1/[.E12]" office:value-type="float" office:value="0.0147058823529412" calcext:value-type="float">
            <text:p>0.014705882352941</text:p>
          </table:table-cell>
          <table:table-cell table:formula="of:=1/[.F12]" office:value-type="float" office:value="0.0135135135135135" calcext:value-type="float">
            <text:p>0.013513513513514</text:p>
          </table:table-cell>
          <table:table-cell table:formula="of:=1/[.G12]" office:value-type="float" office:value="0.0144927536231884" calcext:value-type="float">
            <text:p>0.014492753623188</text:p>
          </table:table-cell>
          <table:table-cell/>
          <table:table-cell table:formula="of:=[.$G$48]*[.C57]+[.$H$48]" office:value-type="float" office:value="23.9405839273324" calcext:value-type="float">
            <text:p>23.9405839273324</text:p>
          </table:table-cell>
          <table:table-cell table:formula="of:=[.$G$48]*[.D57]+[.$H$48]" office:value-type="float" office:value="24.3529041683309" calcext:value-type="float">
            <text:p>24.3529041683309</text:p>
          </table:table-cell>
          <table:table-cell table:formula="of:=[.$G$48]*[.E57]+[.$H$48]" office:value-type="float" office:value="26.123455791442" calcext:value-type="float">
            <text:p>26.123455791442</text:p>
          </table:table-cell>
          <table:table-cell table:formula="of:=[.$G$48]*[.F57]+[.$H$48]" office:value-type="float" office:value="23.5394074766312" calcext:value-type="float">
            <text:p>23.5394074766312</text:p>
          </table:table-cell>
          <table:table-cell table:formula="of:=[.$G$48]*[.G57]+[.$H$48]" office:value-type="float" office:value="25.6615727593261" calcext:value-type="float">
            <text:p>25.6615727593261</text:p>
          </table:table-cell>
          <table:table-cell/>
          <table:table-cell table:formula="of:=VAR([.I57:.M57])" office:value-type="float" office:value="1.24805765874878" calcext:value-type="float">
            <text:p>1.24805765874878</text:p>
          </table:table-cell>
        </table:table-row>
        <table:table-row table:style-name="ro1">
          <table:table-cell/>
          <table:table-cell table:formula="of:=[.B13]" office:value-type="float" office:value="20" calcext:value-type="float">
            <text:p>20</text:p>
          </table:table-cell>
          <table:table-cell table:formula="of:=1/[.C13]" office:value-type="float" office:value="0.0112359550561798" calcext:value-type="float">
            <text:p>0.01123595505618</text:p>
          </table:table-cell>
          <table:table-cell table:formula="of:=1/[.D13]" office:value-type="float" office:value="0.0114942528735632" calcext:value-type="float">
            <text:p>0.011494252873563</text:p>
          </table:table-cell>
          <table:table-cell table:formula="of:=1/[.E13]" office:value-type="float" office:value="0.0106382978723404" calcext:value-type="float">
            <text:p>0.010638297872341</text:p>
          </table:table-cell>
          <table:table-cell table:formula="of:=1/[.F13]" office:value-type="float" office:value="0.0121951219512195" calcext:value-type="float">
            <text:p>0.01219512195122</text:p>
          </table:table-cell>
          <table:table-cell table:formula="of:=1/[.G13]" office:value-type="float" office:value="0.0114942528735632" calcext:value-type="float">
            <text:p>0.011494252873563</text:p>
          </table:table-cell>
          <table:table-cell/>
          <table:table-cell table:formula="of:=[.$G$48]*[.C58]+[.$H$48]" office:value-type="float" office:value="18.6035848528353" calcext:value-type="float">
            <text:p>18.6035848528353</text:p>
          </table:table-cell>
          <table:table-cell table:formula="of:=[.$G$48]*[.D58]+[.$H$48]" office:value-type="float" office:value="19.1633563074881" calcext:value-type="float">
            <text:p>19.1633563074881</text:p>
          </table:table-cell>
          <table:table-cell table:formula="of:=[.$G$48]*[.E58]+[.$H$48]" office:value-type="float" office:value="17.3083689870166" calcext:value-type="float">
            <text:p>17.3083689870166</text:p>
          </table:table-cell>
          <table:table-cell table:formula="of:=[.$G$48]*[.F58]+[.$H$48]" office:value-type="float" office:value="20.6822483643201" calcext:value-type="float">
            <text:p>20.6822483643201</text:p>
          </table:table-cell>
          <table:table-cell table:formula="of:=[.$G$48]*[.G58]+[.$H$48]" office:value-type="float" office:value="19.1633563074881" calcext:value-type="float">
            <text:p>19.1633563074881</text:p>
          </table:table-cell>
          <table:table-cell/>
          <table:table-cell table:formula="of:=VAR([.I58:.M58])" office:value-type="float" office:value="1.47520992136821" calcext:value-type="float">
            <text:p>1.47520992136821</text:p>
          </table:table-cell>
        </table:table-row>
        <table:table-row table:style-name="ro1">
          <table:table-cell/>
          <table:table-cell table:formula="of:=[.B14]" office:value-type="float" office:value="15" calcext:value-type="float">
            <text:p>15</text:p>
          </table:table-cell>
          <table:table-cell table:formula="of:=1/[.C14]" office:value-type="float" office:value="0.01" calcext:value-type="float">
            <text:p>0.01</text:p>
          </table:table-cell>
          <table:table-cell table:formula="of:=1/[.D14]" office:value-type="float" office:value="0.00961538461538462" calcext:value-type="float">
            <text:p>0.009615384615385</text:p>
          </table:table-cell>
          <table:table-cell table:formula="of:=1/[.E14]" office:value-type="float" office:value="0.0104166666666667" calcext:value-type="float">
            <text:p>0.010416666666667</text:p>
          </table:table-cell>
          <table:table-cell table:formula="of:=1/[.F14]" office:value-type="float" office:value="0.0099009900990099" calcext:value-type="float">
            <text:p>0.00990099009901</text:p>
          </table:table-cell>
          <table:table-cell table:formula="of:=1/[.G14]" office:value-type="float" office:value="0.0102040816326531" calcext:value-type="float">
            <text:p>0.010204081632653</text:p>
          </table:table-cell>
          <table:table-cell/>
          <table:table-cell table:formula="of:=[.$G$48]*[.C59]+[.$H$48]" office:value-type="float" office:value="15.9250784423221" calcext:value-type="float">
            <text:p>15.9250784423221</text:p>
          </table:table-cell>
          <table:table-cell table:formula="of:=[.$G$48]*[.D59]+[.$H$48]" office:value-type="float" office:value="15.0915572166729" calcext:value-type="float">
            <text:p>15.0915572166729</text:p>
          </table:table-cell>
          <table:table-cell table:formula="of:=[.$G$48]*[.E59]+[.$H$48]" office:value-type="float" office:value="16.8280597701088" calcext:value-type="float">
            <text:p>16.8280597701088</text:p>
          </table:table-cell>
          <table:table-cell table:formula="of:=[.$G$48]*[.F59]+[.$H$48]" office:value-type="float" office:value="15.710508621858" calcext:value-type="float">
            <text:p>15.710508621858</text:p>
          </table:table-cell>
          <table:table-cell table:formula="of:=[.$G$48]*[.G59]+[.$H$48]" office:value-type="float" office:value="16.3673550110339" calcext:value-type="float">
            <text:p>16.3673550110339</text:p>
          </table:table-cell>
          <table:table-cell/>
          <table:table-cell table:formula="of:=VAR([.I59:.M59])" office:value-type="float" office:value="0.433530013907776" calcext:value-type="float">
            <text:p>0.433530013907776</text:p>
          </table:table-cell>
        </table:table-row>
        <table:table-row table:style-name="ro1">
          <table:table-cell/>
          <table:table-cell table:formula="of:=[.B15]" office:value-type="float" office:value="10" calcext:value-type="float">
            <text:p>10</text:p>
          </table:table-cell>
          <table:table-cell table:formula="of:=1/[.C15]" office:value-type="float" office:value="0.00746268656716418" calcext:value-type="float">
            <text:p>0.007462686567164</text:p>
          </table:table-cell>
          <table:table-cell table:formula="of:=1/[.D15]" office:value-type="float" office:value="0.00709219858156028" calcext:value-type="float">
            <text:p>0.00709219858156</text:p>
          </table:table-cell>
          <table:table-cell table:formula="of:=1/[.E15]" office:value-type="float" office:value="0.00666666666666667" calcext:value-type="float">
            <text:p>0.006666666666667</text:p>
          </table:table-cell>
          <table:table-cell table:formula="of:=1/[.F15]" office:value-type="float" office:value="0.00775193798449612" calcext:value-type="float">
            <text:p>0.007751937984496</text:p>
          </table:table-cell>
          <table:table-cell table:formula="of:=1/[.G15]" office:value-type="float" office:value="0.0087719298245614" calcext:value-type="float">
            <text:p>0.008771929824561</text:p>
          </table:table-cell>
          <table:table-cell/>
          <table:table-cell table:formula="of:=[.$G$48]*[.C60]+[.$H$48]" office:value-type="float" office:value="10.4263264760989" calcext:value-type="float">
            <text:p>10.4263264760989</text:p>
          </table:table-cell>
          <table:table-cell table:formula="of:=[.$G$48]*[.D60]+[.$H$48]" office:value-type="float" office:value="9.62342151649181" calcext:value-type="float">
            <text:p>9.62342151649181</text:p>
          </table:table-cell>
          <table:table-cell table:formula="of:=[.$G$48]*[.E60]+[.$H$48]" office:value-type="float" office:value="8.70122782002884" calcext:value-type="float">
            <text:p>8.70122782002884</text:p>
          </table:table-cell>
          <table:table-cell table:formula="of:=[.$G$48]*[.F60]+[.$H$48]" office:value-type="float" office:value="11.0531791854267" calcext:value-type="float">
            <text:p>11.0531791854267</text:p>
          </table:table-cell>
          <table:table-cell table:formula="of:=[.$G$48]*[.G60]+[.$H$48]" office:value-type="float" office:value="13.2636597920035" calcext:value-type="float">
            <text:p>13.2636597920035</text:p>
          </table:table-cell>
          <table:table-cell/>
          <table:table-cell table:formula="of:=VAR([.I60:.M60])" office:value-type="float" office:value="2.97218472781955" calcext:value-type="float">
            <text:p>2.97218472781955</text:p>
          </table:table-cell>
        </table:table-row>
        <table:table-row table:style-name="ro1">
          <table:table-cell/>
          <table:table-cell table:formula="of:=[.B16]" office:value-type="float" office:value="5" calcext:value-type="float">
            <text:p>5</text:p>
          </table:table-cell>
          <table:table-cell table:formula="of:=1/[.C16]" office:value-type="float" office:value="0.00485436893203883" calcext:value-type="float">
            <text:p>0.004854368932039</text:p>
          </table:table-cell>
          <table:table-cell table:formula="of:=1/[.D16]" office:value-type="float" office:value="0.00492610837438424" calcext:value-type="float">
            <text:p>0.004926108374384</text:p>
          </table:table-cell>
          <table:table-cell table:formula="of:=1/[.E16]" office:value-type="float" office:value="0.00510204081632653" calcext:value-type="float">
            <text:p>0.005102040816327</text:p>
          </table:table-cell>
          <table:table-cell table:formula="of:=1/[.F16]" office:value-type="float" office:value="0.00495049504950495" calcext:value-type="float">
            <text:p>0.004950495049505</text:p>
          </table:table-cell>
          <table:table-cell table:formula="of:=1/[.G16]" office:value-type="float" office:value="0.00425531914893617" calcext:value-type="float">
            <text:p>0.004255319148936</text:p>
          </table:table-cell>
          <table:table-cell/>
          <table:table-cell table:formula="of:=[.$G$48]*[.C61]+[.$H$48]" office:value-type="float" office:value="4.77369738460726" calcext:value-type="float">
            <text:p>4.77369738460726</text:p>
          </table:table-cell>
          <table:table-cell table:formula="of:=[.$G$48]*[.D61]+[.$H$48]" office:value-type="float" office:value="4.9291678891762" calcext:value-type="float">
            <text:p>4.9291678891762</text:p>
          </table:table-cell>
          <table:table-cell table:formula="of:=[.$G$48]*[.E61]+[.$H$48]" office:value-type="float" office:value="5.31044079323812" calcext:value-type="float">
            <text:p>5.31044079323812</text:p>
          </table:table-cell>
          <table:table-cell table:formula="of:=[.$G$48]*[.F61]+[.$H$48]" office:value-type="float" office:value="4.98201759865013" calcext:value-type="float">
            <text:p>4.98201759865013</text:p>
          </table:table-cell>
          <table:table-cell table:formula="of:=[.$G$48]*[.G61]+[.$H$48]" office:value-type="float" office:value="3.47546354007201" calcext:value-type="float">
            <text:p>3.47546354007201</text:p>
          </table:table-cell>
          <table:table-cell/>
          <table:table-cell table:formula="of:=VAR([.I61:.M61])" office:value-type="float" office:value="0.502359994537081" calcext:value-type="float">
            <text:p>0.50235999453708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4"/>
          <table:table-cell table:formula="of:=AVERAGE([.O56:.O61])" office:value-type="float" office:value="1.32626846327628" calcext:value-type="float">
            <text:p>1.326268463276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8">00/00/0000</text:date>, <text:time style:data-style-name="N2" text:time-value="19:34:49.7602332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22:40:39.146147118</meta:creation-date>
    <dc:date>2018-05-18T20:00:15.486212197</dc:date>
    <meta:editing-duration>PT2H26M50S</meta:editing-duration>
    <meta:editing-cycles>14</meta:editing-cycles>
    <meta:generator>LibreOffice/6.0.2.1$Linux_X86_64 LibreOffice_project/f7f06a8f319e4b62f9bc5095aa112a65d2f3ac89</meta:generator>
    <meta:document-statistic meta:table-count="5" meta:cell-count="877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0.844cm" svg:y="3.955cm" style:legend-expansion="high" chart:style-name="ch2"/>
        <chart:plot-area chart:style-name="ch3" table:cell-range-address="ipcam1.B4:ipcam1.C9" chart:data-source-has-labels="row" svg:x="0.319cm" svg:y="0.18cm" svg:width="10.206cm" svg:height="8.646cm">
          <chartooo:coordinate-region svg:x="1.046cm" svg:y="0.379cm" svg:width="9.38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pcam1.B4:ipcam1.B9" loext:label-string="measurements" chart:class="chart:scatter">
            <chart:domain table:cell-range-address="ipcam1.C4:ipcam1.C9"/>
            <chart:data-point chart:repeated="6"/>
          </chart:series>
          <chart:series chart:style-name="ch7" chart:values-cell-range-address="ipcam1.B4:ipcam1.B9" loext:label-string="measurements_by_width" chart:class="chart:scatter">
            <chart:domain table:cell-range-address="ipcam1.D4:ipcam1.D9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measurements</text:p>
              </table:table-cell>
              <table:table-cell office:value-type="string">
                <text:p>Column D</text:p>
              </table:table-cell>
              <table:table-cell office:value-type="string">
                <text:p>measurements_by_widt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">
                <text:p>0.09</text:p>
                <draw:g>
                  <svg:desc>ipcam1.C4:ipcam1.C9</svg:desc>
                </draw:g>
              </table:table-cell>
              <table:table-cell office:value-type="float" office:value="1.5">
                <text:p>1.5</text:p>
                <draw:g>
                  <svg:desc>ipcam1.B4:ipcam1.B9</svg:desc>
                </draw:g>
              </table:table-cell>
              <table:table-cell office:value-type="float" office:value="2">
                <text:p>2</text:p>
                <draw:g>
                  <svg:desc>ipcam1.D4:ipcam1.D9</svg:desc>
                </draw:g>
              </table:table-cell>
              <table:table-cell office:value-type="float" office:value="1.5">
                <text:p>1.5</text:p>
                <draw:g>
                  <svg:desc>ipcam1.B4:ipcam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">
                <text:p>0.14</text:p>
              </table:table-cell>
              <table:table-cell office:value-type="float" office:value="2">
                <text:p>2</text:p>
              </table:table-cell>
              <table:table-cell office:value-type="float" office:value="2.6">
                <text:p>2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">
                <text:p>0.18</text:p>
              </table:table-cell>
              <table:table-cell office:value-type="float" office:value="2.5">
                <text:p>2.5</text:p>
              </table:table-cell>
              <table:table-cell office:value-type="float" office:value="3.4">
                <text:p>3.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">
                <text:p>0.24</text:p>
              </table:table-cell>
              <table:table-cell office:value-type="float" office:value="3">
                <text:p>3</text:p>
              </table:table-cell>
              <table:table-cell office:value-type="float" office:value="4.3">
                <text:p>4.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">
                <text:p>0.29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">
                <text:p>0.36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1.691cm" svg:y="3.706cm" style:legend-expansion="high" chart:style-name="ch2"/>
        <chart:plot-area chart:style-name="ch3" table:cell-range-address="ipcam1.B29:ipcam1.C58" chart:data-source-has-labels="row" svg:x="0.319cm" svg:y="0.18cm" svg:width="11.053cm" svg:height="8.646cm">
          <chartooo:coordinate-region svg:x="0.94cm" svg:y="0.379cm" svg:width="10.19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ipcam1.B29:ipcam1.B58" loext:label-string="stereo" chart:class="chart:scatter">
            <chart:domain table:cell-range-address="ipcam1.C29:ipcam1.C58"/>
            <chart:regression-curve chart:style-name="ch8">
              <chart:equation chart:display-equation="true" chart:display-r-square="true"/>
            </chart:regression-curve>
            <chart:regression-curve chart:style-name="ch9">
              <chart:equation chart:display-equation="true" chart:display-r-square="true"/>
            </chart:regression-curve>
            <chart:data-point chart:repeated="26"/>
            <chart:data-point chart:style-name="ch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tere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126">
                <text:p>2.3126</text:p>
                <draw:g>
                  <svg:desc>ipcam1.C29:ipcam1.C58</svg:desc>
                </draw:g>
              </table:table-cell>
              <table:table-cell office:value-type="float" office:value="30">
                <text:p>30</text:p>
                <draw:g>
                  <svg:desc>ipcam1.B29:ipcam1.B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">
                <text:p>2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405">
                <text:p>1.24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444">
                <text:p>0.94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44">
                <text:p>0.44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66">
                <text:p>0.31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11">
                <text:p>0.32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14">
                <text:p>0.59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049">
                <text:p>1.10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828">
                <text:p>1.28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721">
                <text:p>1.77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518">
                <text:p>2.05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066">
                <text:p>2.00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626">
                <text:p>1.86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157">
                <text:p>1.21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764">
                <text:p>1.17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992">
                <text:p>0.59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31">
                <text:p>0.3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211">
                <text:p>0.32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217">
                <text:p>0.62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954">
                <text:p>0.69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628">
                <text:p>1.86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126">
                <text:p>2.31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166">
                <text:p>2.31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028">
                <text:p>2.90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522">
                <text:p>2.05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006">
                <text:p>1.60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357">
                <text:p>1.43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927">
                <text:p>0.69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329">
                <text:p>0.3329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f7f06a8f319e4b62f9bc5095aa112a65d2f3ac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008cm" svg:y="3.954cm" style:legend-expansion="high" chart:style-name="ch2"/>
        <chart:plot-area chart:style-name="ch3" table:cell-range-address="ipcam1.E29:ipcam1.E58 ipcam1.B29:ipcam1.B58" chart:data-source-has-labels="row" svg:x="0.319cm" svg:y="0.18cm" svg:width="11.37cm" svg:height="8.645cm">
          <chartooo:coordinate-region svg:x="0.94cm" svg:y="0.379cm" svg:width="10.32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pcam1.B29:ipcam1.B58" loext:label-string="proporcja" chart:class="chart:scatter">
            <chart:domain table:cell-range-address="ipcam1.E29:ipcam1.E58"/>
            <chart:regression-curve chart:style-name="ch7">
              <chart:equation chart:display-equation="true" chart:display-r-square="true"/>
            </chart:regression-curve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proporcj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09090909090909">
                <text:p>0.00909090909090909</text:p>
                <draw:g>
                  <svg:desc>ipcam1.E29:ipcam1.E58</svg:desc>
                </draw:g>
              </table:table-cell>
              <table:table-cell office:value-type="float" office:value="30">
                <text:p>30</text:p>
                <draw:g>
                  <svg:desc>ipcam1.B29:ipcam1.B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8740157480315">
                <text:p>0.00787401574803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66666666666667">
                <text:p>0.006666666666666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58659217877095">
                <text:p>0.005586592178770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46020761245675">
                <text:p>0.003460207612456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92307692307692">
                <text:p>0.001923076923076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09643605870021">
                <text:p>0.002096436058700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89105058365759">
                <text:p>0.003891050583657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10204081632653">
                <text:p>0.005102040816326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645161290322581">
                <text:p>0.006451612903225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892857142857143">
                <text:p>0.008928571428571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980392156862745">
                <text:p>0.0098039215686274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99009900990099">
                <text:p>0.009900990099009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813008130081301">
                <text:p>0.008130081300813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704225352112676">
                <text:p>0.007042253521126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505050505050505">
                <text:p>0.005050505050505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354609929078014">
                <text:p>0.003546099290780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22222222222222">
                <text:p>0.002222222222222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24330900243309">
                <text:p>0.00243309002433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403225806451613">
                <text:p>0.004032258064516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5">
                <text:p>0.0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680272108843537">
                <text:p>0.006802721088435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862068965517241">
                <text:p>0.008620689655172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99009900990099">
                <text:p>0.009900990099009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909090909090909">
                <text:p>0.0090909090909090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757575757575758">
                <text:p>0.007575757575757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699300699300699">
                <text:p>0.006993006993006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50251256281407">
                <text:p>0.00502512562814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390625">
                <text:p>0.003906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4390243902439">
                <text:p>0.0024390243902439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f7f06a8f319e4b62f9bc5095aa112a65d2f3ac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691cm" svg:y="3.705cm" style:legend-expansion="high" chart:style-name="ch2"/>
        <chart:plot-area chart:style-name="ch3" table:cell-range-address="ipcam2.B19:ipcam2.C48" chart:data-source-has-labels="row" svg:x="0.319cm" svg:y="0.18cm" svg:width="11.053cm" svg:height="8.645cm">
          <chartooo:coordinate-region svg:x="0.94cm" svg:y="0.379cm" svg:width="10.33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pcam2.B19:ipcam2.B48" loext:label-string="stereo" chart:class="chart:scatter">
            <chart:domain table:cell-range-address="ipcam2.C19:ipcam2.C48"/>
            <chart:regression-curve chart:style-name="ch7">
              <chart:equation chart:display-equation="true" chart:display-r-square="true"/>
            </chart:regression-curve>
            <chart:regression-curve chart:style-name="ch8">
              <chart:equation chart:display-equation="true" chart:display-r-square="true"/>
            </chart:regression-curve>
            <chart:data-point chart:repeated="21"/>
            <chart:data-point chart:style-name="ch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tere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373">
                <text:p>2.8373</text:p>
                <draw:g>
                  <svg:desc>ipcam2.C19:ipcam2.C48</svg:desc>
                </draw:g>
              </table:table-cell>
              <table:table-cell office:value-type="float" office:value="30">
                <text:p>30</text:p>
                <draw:g>
                  <svg:desc>ipcam2.B19:ipcam2.B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178">
                <text:p>2.217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079">
                <text:p>1.60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84">
                <text:p>1.0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18">
                <text:p>0.77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249">
                <text:p>0.42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7564">
                <text:p>2.75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97">
                <text:p>2.2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507">
                <text:p>1.45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694">
                <text:p>1.16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812">
                <text:p>0.78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346">
                <text:p>0.43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963">
                <text:p>2.79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926">
                <text:p>2.19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815">
                <text:p>1.58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719">
                <text:p>1.07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45">
                <text:p>0.7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045">
                <text:p>0.40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1102">
                <text:p>3.110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436">
                <text:p>2.24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193">
                <text:p>1.519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153">
                <text:p>1.11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749">
                <text:p>0.77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245">
                <text:p>0.42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455">
                <text:p>3.44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1203">
                <text:p>2.12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214">
                <text:p>1.62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417">
                <text:p>1.14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875">
                <text:p>0.78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011">
                <text:p>0.401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f7f06a8f319e4b62f9bc5095aa112a65d2f3ac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2.749cm" svg:y="3.955cm" style:legend-expansion="high" chart:style-name="ch2"/>
        <chart:plot-area chart:style-name="ch3" table:cell-range-address="ipcam2.E19:ipcam2.E48 ipcam2.B19:ipcam2.B48" chart:data-source-has-labels="row" svg:x="0.319cm" svg:y="0.18cm" svg:width="12.111cm" svg:height="8.646cm">
          <chartooo:coordinate-region svg:x="0.94cm" svg:y="0.379cm" svg:width="11.06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pcam2.B19:ipcam2.B48" loext:label-string="prop" chart:class="chart:scatter">
            <chart:domain table:cell-range-address="ipcam2.E19:ipcam2.E48"/>
            <chart:regression-curve chart:style-name="ch7">
              <chart:equation chart:display-equation="true" chart:display-r-square="true"/>
            </chart:regression-curve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pro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11111111111111">
                <text:p>0.0111111111111111</text:p>
                <draw:g>
                  <svg:desc>ipcam2.E19:ipcam2.E48</svg:desc>
                </draw:g>
              </table:table-cell>
              <table:table-cell office:value-type="float" office:value="30">
                <text:p>30</text:p>
                <draw:g>
                  <svg:desc>ipcam2.B19:ipcam2.B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99300699300699">
                <text:p>0.006993006993006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62251655629139">
                <text:p>0.006622516556291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12820512820513">
                <text:p>0.005128205128205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50877192982456">
                <text:p>0.003508771929824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34741784037559">
                <text:p>0.002347417840375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14942528735632">
                <text:p>0.01149425287356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943396226415094">
                <text:p>0.009433962264150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675675675675676">
                <text:p>0.006756756756756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505050505050505">
                <text:p>0.005050505050505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74531835205992">
                <text:p>0.003745318352059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241545893719807">
                <text:p>0.002415458937198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16279069767442">
                <text:p>0.01162790697674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862068965517241">
                <text:p>0.008620689655172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666666666666667">
                <text:p>0.006666666666666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476190476190476">
                <text:p>0.004761904761904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37593984962406">
                <text:p>0.00375939849624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32558139534884">
                <text:p>0.002325581395348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13636363636364">
                <text:p>0.01136363636363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892857142857143">
                <text:p>0.008928571428571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671140939597315">
                <text:p>0.006711409395973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507614213197969">
                <text:p>0.005076142131979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396825396825397">
                <text:p>0.003968253968253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239234449760766">
                <text:p>0.002392344497607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28205128205128">
                <text:p>0.01282051282051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699300699300699">
                <text:p>0.006993006993006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497512437810945">
                <text:p>0.004975124378109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425531914893617">
                <text:p>0.004255319148936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46913580246914">
                <text:p>0.0024691358024691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f7f06a8f319e4b62f9bc5095aa112a65d2f3ac8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16cm" svg:y="3.952cm" style:legend-expansion="high" chart:style-name="ch2"/>
        <chart:plot-area chart:style-name="ch3" table:cell-range-address="ipcam2.B4:ipcam2.B9 ipcam2.O4:ipcam2.O9" chart:data-source-has-labels="row" svg:x="0.32cm" svg:y="0.18cm" svg:width="11.476cm" svg:height="8.64cm">
          <chartooo:coordinate-region svg:x="1.047cm" svg:y="0.379cm" svg:width="10.56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pcam2.O4:ipcam2.O9" loext:label-string="variance" chart:class="chart:scatter">
            <chart:domain table:cell-range-address="ipcam2.B4:ipcam2.B9"/>
            <chart:regression-curve chart:style-name="ch7">
              <chart:equation chart:display-equation="true" chart:display-r-square="true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arianc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ipcam2.B4:ipcam2.B9</svg:desc>
                </draw:g>
              </table:table-cell>
              <table:table-cell office:value-type="float" office:value="0.742386289060845">
                <text:p>0.742386289060845</text:p>
                <draw:g>
                  <svg:desc>ipcam2.O4:ipcam2.O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.221802181304489">
                <text:p>0.2218021813044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546484597699586">
                <text:p>0.5464845976995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250759747051523">
                <text:p>0.2507597470515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531392719345506">
                <text:p>0.05313927193455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521142260061772">
                <text:p>0.05211422600617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f7f06a8f319e4b62f9bc5095aa112a65d2f3ac8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column-mapping="1 0" chart:style-name="ch1">
        <chart:legend chart:legend-position="end" svg:x="11.135cm" svg:y="3.705cm" style:legend-expansion="high" chart:style-name="ch2"/>
        <chart:plot-area chart:style-name="ch3" table:cell-range-address="usbcam2.B19:usbcam2.C48" svg:x="0.319cm" svg:y="0.18cm" svg:width="10.497cm" svg:height="8.645cm">
          <chartooo:coordinate-region svg:x="0.94cm" svg:y="0.379cm" svg:width="9.54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usbcam2.B19:usbcam2.B48" chart:class="chart:scatter">
            <chart:domain table:cell-range-address="usbcam2.C19:usbcam2.C48"/>
            <chart:regression-curve chart:style-name="ch7">
              <chart:equation chart:display-equation="true" chart:display-r-square="true"/>
            </chart:regression-curve>
            <chart:regression-curve chart:style-name="ch8">
              <chart:equation chart:display-equation="true" chart:display-r-square="true" svg:x="1.333cm" svg:y="2.381cm"/>
            </chart:regression-curve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usbcam2.C19:usbcam2.C48</svg:desc>
                </draw:g>
              </table:table-cell>
              <table:table-cell office:value-type="float" office:value="NaN">
                <text:p>NaN</text:p>
                <draw:g>
                  <svg:desc>usbcam2.B19:usbcam2.B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839">
                <text:p>0.58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625">
                <text:p>0.56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54">
                <text:p>0.44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815">
                <text:p>0.38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39">
                <text:p>0.28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973">
                <text:p>0.59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836">
                <text:p>0.48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096">
                <text:p>0.40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711">
                <text:p>0.27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061">
                <text:p>0.60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925">
                <text:p>0.49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15">
                <text:p>0.47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891">
                <text:p>0.38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895">
                <text:p>0.28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981">
                <text:p>0.59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125">
                <text:p>0.51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71">
                <text:p>0.43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011">
                <text:p>0.40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055">
                <text:p>0.30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072">
                <text:p>0.60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872">
                <text:p>0.48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721">
                <text:p>0.47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144">
                <text:p>0.41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72">
                <text:p>0.28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f7f06a8f319e4b62f9bc5095aa112a65d2f3ac8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1 0" chart:style-name="ch1">
        <chart:legend chart:legend-position="end" svg:x="11.902cm" svg:y="3.955cm" style:legend-expansion="high" chart:style-name="ch2"/>
        <chart:plot-area chart:style-name="ch3" table:cell-range-address="usbcam2.E19:usbcam2.E48 usbcam2.B19:usbcam2.B48" svg:x="0.319cm" svg:y="0.18cm" svg:width="11.264cm" svg:height="8.646cm">
          <chartooo:coordinate-region svg:x="0.94cm" svg:y="0.379cm" svg:width="10.218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usbcam2.B19:usbcam2.B48" chart:class="chart:scatter">
            <chart:domain table:cell-range-address="usbcam2.E19:usbcam2.E48"/>
            <chart:regression-curve chart:style-name="ch7">
              <chart:equation chart:display-equation="true" chart:display-r-square="true"/>
            </chart:regression-curve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usbcam2.E19:usbcam2.E48</svg:desc>
                </draw:g>
              </table:table-cell>
              <table:table-cell office:value-type="float" office:value="NaN">
                <text:p>NaN</text:p>
                <draw:g>
                  <svg:desc>usbcam2.B19:usbcam2.B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6986301369863">
                <text:p>0.01369863013698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12359550561798">
                <text:p>0.01123595505617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">
                <text:p>0.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746268656716418">
                <text:p>0.007462686567164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85436893203883">
                <text:p>0.004854368932038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14942528735632">
                <text:p>0.011494252873563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961538461538462">
                <text:p>0.009615384615384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709219858156028">
                <text:p>0.00709219858156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92610837438424">
                <text:p>0.004926108374384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47058823529412">
                <text:p>0.01470588235294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06382978723404">
                <text:p>0.010638297872340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666666666666667">
                <text:p>0.006666666666666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510204081632653">
                <text:p>0.00510204081632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35135135135135">
                <text:p>0.01351351351351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21951219512195">
                <text:p>0.01219512195121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99009900990099">
                <text:p>0.00990099009900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775193798449612">
                <text:p>0.007751937984496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495049504950495">
                <text:p>0.004950495049504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44927536231884">
                <text:p>0.01449275362318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14942528735632">
                <text:p>0.011494252873563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02040816326531">
                <text:p>0.01020408163265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87719298245614">
                <text:p>0.00877192982456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425531914893617">
                <text:p>0.004255319148936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f7f06a8f319e4b62f9bc5095aa112a65d2f3ac8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78cm" svg:y="3.952cm" style:legend-expansion="high" chart:style-name="ch2"/>
        <chart:plot-area chart:style-name="ch3" table:cell-range-address="usbcam2.B4:usbcam2.B9 usbcam2.O4:usbcam2.O9" svg:x="0.32cm" svg:y="0.18cm" svg:width="11.238cm" svg:height="8.64cm">
          <chartooo:coordinate-region svg:x="1.047cm" svg:y="0.379cm" svg:width="10.32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usbcam2.O4:usbcam2.O9" chart:class="chart:scatter">
            <chart:domain table:cell-range-address="usbcam2.B4:usbcam2.B9"/>
            <chart:regression-curve chart:style-name="ch7">
              <chart:equation chart:display-equation="true" chart:display-r-square="true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usbcam2.B4:usbcam2.B9</svg:desc>
                </draw:g>
              </table:table-cell>
              <table:table-cell office:value-type="float" office:value="NaN">
                <text:p>NaN</text:p>
                <draw:g>
                  <svg:desc>usbcam2.O4:usbcam2.O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.511689699966217">
                <text:p>0.5116896999662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4.7106297758982">
                <text:p>4.71062977589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.71747658556021">
                <text:p>1.717476585560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7257103334843">
                <text:p>0.7257103334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43981604610135">
                <text:p>0.4398160461013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f7f06a8f319e4b62f9bc5095aa112a65d2f3ac8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